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3764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Standard">
      <style:text-properties style:font-name="DejaVu Sans" officeooo:paragraph-rsid="0f040072"/>
    </style:style>
    <style:style style:name="P2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3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77070cb" officeooo:paragraph-rsid="12d1c3cb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DejaVu Sans" officeooo:paragraph-rsid="124a81d0"/>
    </style:style>
    <style:style style:name="P13" style:family="paragraph" style:parent-style-name="Standard">
      <style:text-properties style:font-name="DejaVu Sans" officeooo:rsid="06d76c3a" officeooo:paragraph-rsid="0c9fa098"/>
    </style:style>
    <style:style style:name="P14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732101a" officeooo:paragraph-rsid="10085c40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99674cc" officeooo:paragraph-rsid="12d28882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3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35" style:family="paragraph" style:parent-style-name="Standard">
      <style:paragraph-properties fo:text-align="center" style:justify-single-word="false"/>
      <style:text-properties style:font-name="DejaVu Sans" fo:font-size="8pt" fo:font-weight="bold" officeooo:rsid="0d9218e7" officeooo:paragraph-rsid="130778d8" style:font-size-asian="8pt" style:font-weight-asian="bold" style:font-size-complex="8pt" style:font-weight-complex="bold"/>
    </style:style>
    <style:style style:name="P36" style:family="paragraph" style:parent-style-name="Standard">
      <style:text-properties officeooo:paragraph-rsid="128a9cbb"/>
    </style:style>
    <style:style style:name="P37" style:family="paragraph" style:parent-style-name="Standard">
      <style:paragraph-properties fo:text-align="center" style:justify-single-word="false"/>
      <style:text-properties officeooo:paragraph-rsid="1307b35f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12d49ce9" style:font-weight-asian="bold" style:font-weight-complex="bold"/>
    </style:style>
    <style:style style:name="P4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4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0f49cde5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bc6809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2b0c3e5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abb07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cca4a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105f0658" officeooo:paragraph-rsid="1192a3ae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53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5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5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160d1ea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30aebe0" style:font-size-asian="9pt" style:font-weight-asian="bold" style:font-size-complex="9pt" style:font-weight-complex="bold"/>
    </style:style>
    <style:style style:name="P6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7dee6" officeooo:paragraph-rsid="0ce21211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ddf3d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7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bold" officeooo:rsid="0c832fd6" officeooo:paragraph-rsid="12b0c3e5" style:font-weight-asian="bold" style:font-weight-complex="bold"/>
    </style:style>
    <style:style style:name="P8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8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ea3d2c9"/>
    </style:style>
    <style:style style:name="P8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8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87" style:family="paragraph" style:parent-style-name="Standard" style:list-style-name="L3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8" style:family="paragraph" style:parent-style-name="Standard" style:list-style-name="L3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9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94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10ca1b20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6d76c3a" style:font-weight-asian="normal" style:font-weight-complex="normal"/>
    </style:style>
    <style:style style:name="T25" style:family="text">
      <style:text-properties fo:font-weight="normal" officeooo:rsid="0ae42245" style:font-weight-asian="normal" style:font-weight-complex="normal"/>
    </style:style>
    <style:style style:name="T26" style:family="text">
      <style:text-properties fo:font-weight="normal" officeooo:rsid="078a4f7f" style:font-weight-asian="normal" style:font-weight-complex="normal"/>
    </style:style>
    <style:style style:name="T27" style:family="text">
      <style:text-properties fo:font-weight="normal" officeooo:rsid="09376041" style:font-weight-asian="normal" style:font-weight-complex="normal"/>
    </style:style>
    <style:style style:name="T28" style:family="text">
      <style:text-properties fo:font-weight="normal" officeooo:rsid="076cbfaa" style:font-weight-asian="normal" style:font-weight-complex="normal"/>
    </style:style>
    <style:style style:name="T29" style:family="text">
      <style:text-properties fo:font-weight="normal" officeooo:rsid="0771f9c5" style:font-weight-asian="normal" style:font-weight-complex="normal"/>
    </style:style>
    <style:style style:name="T30" style:family="text">
      <style:text-properties fo:font-weight="normal" officeooo:rsid="082aad2e" style:font-weight-asian="normal" style:font-weight-complex="normal"/>
    </style:style>
    <style:style style:name="T31" style:family="text">
      <style:text-properties fo:font-weight="normal" officeooo:rsid="0b51e14d" style:font-weight-asian="normal" style:font-weight-complex="normal"/>
    </style:style>
    <style:style style:name="T32" style:family="text">
      <style:text-properties fo:font-weight="normal" officeooo:rsid="0b50ebe3" style:font-weight-asian="normal" style:font-weight-complex="normal"/>
    </style:style>
    <style:style style:name="T33" style:family="text">
      <style:text-properties fo:font-weight="normal" officeooo:rsid="0b8a45cf" style:font-weight-asian="normal" style:font-weight-complex="normal"/>
    </style:style>
    <style:style style:name="T34" style:family="text">
      <style:text-properties fo:font-weight="normal" officeooo:rsid="0b8beb29" style:font-weight-asian="normal" style:font-weight-complex="normal"/>
    </style:style>
    <style:style style:name="T35" style:family="text">
      <style:text-properties fo:font-weight="normal" officeooo:rsid="0b8e806c" style:font-weight-asian="normal" style:font-weight-complex="normal"/>
    </style:style>
    <style:style style:name="T36" style:family="text">
      <style:text-properties fo:font-weight="normal" officeooo:rsid="0b8f9dca" style:font-weight-asian="normal" style:font-weight-complex="normal"/>
    </style:style>
    <style:style style:name="T37" style:family="text">
      <style:text-properties fo:font-weight="normal" officeooo:rsid="0b91232f" style:font-weight-asian="normal" style:font-weight-complex="normal"/>
    </style:style>
    <style:style style:name="T38" style:family="text">
      <style:text-properties fo:font-weight="normal" officeooo:rsid="0b931332" style:font-weight-asian="normal" style:font-weight-complex="normal"/>
    </style:style>
    <style:style style:name="T39" style:family="text">
      <style:text-properties fo:font-weight="normal" officeooo:rsid="0b9a03c2" style:font-weight-asian="normal" style:font-weight-complex="normal"/>
    </style:style>
    <style:style style:name="T40" style:family="text">
      <style:text-properties fo:font-weight="normal" officeooo:rsid="0b9b04cb" style:font-weight-asian="normal" style:font-weight-complex="normal"/>
    </style:style>
    <style:style style:name="T41" style:family="text">
      <style:text-properties fo:font-weight="normal" officeooo:rsid="0bc23b67" style:font-weight-asian="normal" style:font-weight-complex="normal"/>
    </style:style>
    <style:style style:name="T42" style:family="text">
      <style:text-properties fo:font-weight="normal" officeooo:rsid="098819c9" style:font-weight-asian="normal" style:font-weight-complex="normal"/>
    </style:style>
    <style:style style:name="T43" style:family="text">
      <style:text-properties fo:font-weight="normal" officeooo:rsid="08235ec5" style:font-weight-asian="normal" style:font-weight-complex="normal"/>
    </style:style>
    <style:style style:name="T44" style:family="text">
      <style:text-properties fo:font-weight="normal" officeooo:rsid="0be9f343" style:font-weight-asian="normal" style:font-weight-complex="normal"/>
    </style:style>
    <style:style style:name="T45" style:family="text">
      <style:text-properties fo:font-weight="normal" officeooo:rsid="0beb0271" style:font-weight-asian="normal" style:font-weight-complex="normal"/>
    </style:style>
    <style:style style:name="T46" style:family="text">
      <style:text-properties fo:font-weight="normal" officeooo:rsid="0bec1481" style:font-weight-asian="normal" style:font-weight-complex="normal"/>
    </style:style>
    <style:style style:name="T47" style:family="text">
      <style:text-properties fo:font-weight="normal" officeooo:rsid="0bec65be" style:font-weight-asian="normal" style:font-weight-complex="normal"/>
    </style:style>
    <style:style style:name="T48" style:family="text">
      <style:text-properties fo:font-weight="normal" officeooo:rsid="0bed82a4" style:font-weight-asian="normal" style:font-weight-complex="normal"/>
    </style:style>
    <style:style style:name="T49" style:family="text">
      <style:text-properties fo:font-weight="normal" officeooo:rsid="0c0a21c0" style:font-weight-asian="normal" style:font-weight-complex="normal"/>
    </style:style>
    <style:style style:name="T50" style:family="text">
      <style:text-properties fo:font-weight="normal" officeooo:rsid="0c0b8020" style:font-weight-asian="normal" style:font-weight-complex="normal"/>
    </style:style>
    <style:style style:name="T51" style:family="text">
      <style:text-properties fo:font-weight="normal" officeooo:rsid="0c0e8d81" style:font-weight-asian="normal" style:font-weight-complex="normal"/>
    </style:style>
    <style:style style:name="T52" style:family="text">
      <style:text-properties fo:font-weight="normal" officeooo:rsid="0c101487" style:font-weight-asian="normal" style:font-weight-complex="normal"/>
    </style:style>
    <style:style style:name="T53" style:family="text">
      <style:text-properties fo:font-weight="normal" officeooo:rsid="0c24bbcc" style:font-weight-asian="normal" style:font-weight-complex="normal"/>
    </style:style>
    <style:style style:name="T54" style:family="text">
      <style:text-properties fo:font-weight="normal" officeooo:rsid="0c250b37" style:font-weight-asian="normal" style:font-weight-complex="normal"/>
    </style:style>
    <style:style style:name="T55" style:family="text">
      <style:text-properties fo:font-weight="normal" officeooo:rsid="0c4f07c7" style:font-weight-asian="normal" style:font-weight-complex="normal"/>
    </style:style>
    <style:style style:name="T56" style:family="text">
      <style:text-properties fo:font-weight="normal" officeooo:rsid="0c51f4f3" style:font-weight-asian="normal" style:font-weight-complex="normal"/>
    </style:style>
    <style:style style:name="T57" style:family="text">
      <style:text-properties fo:font-weight="normal" officeooo:rsid="0c7e4450" style:font-weight-asian="normal" style:font-weight-complex="normal"/>
    </style:style>
    <style:style style:name="T58" style:family="text">
      <style:text-properties fo:font-weight="normal" officeooo:rsid="0c8bb460" style:font-weight-asian="normal" style:font-weight-complex="normal"/>
    </style:style>
    <style:style style:name="T59" style:family="text">
      <style:text-properties fo:font-weight="normal" officeooo:rsid="0c8c29bd" style:font-weight-asian="normal" style:font-weight-complex="normal"/>
    </style:style>
    <style:style style:name="T60" style:family="text">
      <style:text-properties fo:font-weight="normal" officeooo:rsid="0c8c29fb" style:font-weight-asian="normal" style:font-weight-complex="normal"/>
    </style:style>
    <style:style style:name="T61" style:family="text">
      <style:text-properties fo:font-weight="normal" officeooo:rsid="0c90a8d3" style:font-weight-asian="normal" style:font-weight-complex="normal"/>
    </style:style>
    <style:style style:name="T62" style:family="text">
      <style:text-properties fo:font-weight="normal" officeooo:rsid="0cbdea33" style:font-weight-asian="normal" style:font-weight-complex="normal"/>
    </style:style>
    <style:style style:name="T63" style:family="text">
      <style:text-properties fo:font-weight="normal" officeooo:rsid="0cbe83bf" style:font-weight-asian="normal" style:font-weight-complex="normal"/>
    </style:style>
    <style:style style:name="T64" style:family="text">
      <style:text-properties fo:font-weight="normal" officeooo:rsid="0cbe8fa9" style:font-weight-asian="normal" style:font-weight-complex="normal"/>
    </style:style>
    <style:style style:name="T65" style:family="text">
      <style:text-properties fo:font-weight="normal" officeooo:rsid="0cd501ec" style:font-weight-asian="normal" style:font-weight-complex="normal"/>
    </style:style>
    <style:style style:name="T66" style:family="text">
      <style:text-properties fo:font-weight="normal" officeooo:rsid="0cd700b9" style:font-weight-asian="normal" style:font-weight-complex="normal"/>
    </style:style>
    <style:style style:name="T67" style:family="text">
      <style:text-properties fo:font-weight="normal" officeooo:rsid="0cd8fd1d" style:font-weight-asian="normal" style:font-weight-complex="normal"/>
    </style:style>
    <style:style style:name="T68" style:family="text">
      <style:text-properties fo:font-weight="normal" officeooo:rsid="0cd91049" style:font-weight-asian="normal" style:font-weight-complex="normal"/>
    </style:style>
    <style:style style:name="T69" style:family="text">
      <style:text-properties fo:font-weight="normal" officeooo:rsid="0ce6b0f1" style:font-weight-asian="normal" style:font-weight-complex="normal"/>
    </style:style>
    <style:style style:name="T70" style:family="text">
      <style:text-properties fo:font-weight="normal" officeooo:rsid="0cffda93" style:font-weight-asian="normal" style:font-weight-complex="normal"/>
    </style:style>
    <style:style style:name="T71" style:family="text">
      <style:text-properties fo:font-weight="normal" officeooo:rsid="0d001b55" style:font-weight-asian="normal" style:font-weight-complex="normal"/>
    </style:style>
    <style:style style:name="T72" style:family="text">
      <style:text-properties fo:font-weight="normal" officeooo:rsid="0d02b9da" style:font-weight-asian="normal" style:font-weight-complex="normal"/>
    </style:style>
    <style:style style:name="T73" style:family="text">
      <style:text-properties fo:font-weight="normal" officeooo:rsid="0d02cda6" style:font-weight-asian="normal" style:font-weight-complex="normal"/>
    </style:style>
    <style:style style:name="T74" style:family="text">
      <style:text-properties fo:font-weight="normal" officeooo:rsid="0d182812" style:font-weight-asian="normal" style:font-weight-complex="normal"/>
    </style:style>
    <style:style style:name="T75" style:family="text">
      <style:text-properties fo:font-weight="normal" officeooo:rsid="0d30fb35" style:font-weight-asian="normal" style:font-weight-complex="normal"/>
    </style:style>
    <style:style style:name="T76" style:family="text">
      <style:text-properties fo:font-weight="normal" officeooo:rsid="0d31e4e8" style:font-weight-asian="normal" style:font-weight-complex="normal"/>
    </style:style>
    <style:style style:name="T77" style:family="text">
      <style:text-properties fo:font-weight="normal" officeooo:rsid="0d41fb13" style:font-weight-asian="normal" style:font-weight-complex="normal"/>
    </style:style>
    <style:style style:name="T78" style:family="text">
      <style:text-properties fo:font-weight="normal" officeooo:rsid="0d446fdf" style:font-weight-asian="normal" style:font-weight-complex="normal"/>
    </style:style>
    <style:style style:name="T79" style:family="text">
      <style:text-properties fo:font-weight="normal" officeooo:rsid="0d4583f3" style:font-weight-asian="normal" style:font-weight-complex="normal"/>
    </style:style>
    <style:style style:name="T80" style:family="text">
      <style:text-properties fo:font-weight="normal" officeooo:rsid="0d470855" style:font-weight-asian="normal" style:font-weight-complex="normal"/>
    </style:style>
    <style:style style:name="T81" style:family="text">
      <style:text-properties fo:font-weight="normal" officeooo:rsid="0d4a38fd" style:font-weight-asian="normal" style:font-weight-complex="normal"/>
    </style:style>
    <style:style style:name="T82" style:family="text">
      <style:text-properties fo:font-weight="normal" officeooo:rsid="0d4dca26" style:font-weight-asian="normal" style:font-weight-complex="normal"/>
    </style:style>
    <style:style style:name="T83" style:family="text">
      <style:text-properties fo:font-weight="normal" officeooo:rsid="0d4f161d" style:font-weight-asian="normal" style:font-weight-complex="normal"/>
    </style:style>
    <style:style style:name="T84" style:family="text">
      <style:text-properties fo:font-weight="normal" officeooo:rsid="0d581406" style:font-weight-asian="normal" style:font-weight-complex="normal"/>
    </style:style>
    <style:style style:name="T85" style:family="text">
      <style:text-properties fo:font-weight="normal" officeooo:rsid="0d5a13d6" style:font-weight-asian="normal" style:font-weight-complex="normal"/>
    </style:style>
    <style:style style:name="T86" style:family="text">
      <style:text-properties fo:font-weight="normal" officeooo:rsid="0d8543fe" style:font-weight-asian="normal" style:font-weight-complex="normal"/>
    </style:style>
    <style:style style:name="T87" style:family="text">
      <style:text-properties fo:font-weight="normal" officeooo:rsid="0d9171ab" style:font-weight-asian="normal" style:font-weight-complex="normal"/>
    </style:style>
    <style:style style:name="T88" style:family="text">
      <style:text-properties fo:font-weight="normal" officeooo:rsid="0dd1d844" style:font-weight-asian="normal" style:font-weight-complex="normal"/>
    </style:style>
    <style:style style:name="T89" style:family="text">
      <style:text-properties fo:font-weight="normal" officeooo:rsid="0dd83591" style:font-weight-asian="normal" style:font-weight-complex="normal"/>
    </style:style>
    <style:style style:name="T90" style:family="text">
      <style:text-properties fo:font-weight="normal" officeooo:rsid="0df51139" style:font-weight-asian="normal" style:font-weight-complex="normal"/>
    </style:style>
    <style:style style:name="T91" style:family="text">
      <style:text-properties fo:font-weight="normal" officeooo:rsid="0e053d55" style:font-weight-asian="normal" style:font-weight-complex="normal"/>
    </style:style>
    <style:style style:name="T92" style:family="text">
      <style:text-properties fo:font-weight="normal" officeooo:rsid="0e334599" style:font-weight-asian="normal" style:font-weight-complex="normal"/>
    </style:style>
    <style:style style:name="T93" style:family="text">
      <style:text-properties fo:font-weight="normal" officeooo:rsid="0e3461c7" style:font-weight-asian="normal" style:font-weight-complex="normal"/>
    </style:style>
    <style:style style:name="T94" style:family="text">
      <style:text-properties fo:font-weight="normal" officeooo:rsid="0e35db26" style:font-weight-asian="normal" style:font-weight-complex="normal"/>
    </style:style>
    <style:style style:name="T95" style:family="text">
      <style:text-properties fo:font-weight="normal" officeooo:rsid="0e37f923" style:font-weight-asian="normal" style:font-weight-complex="normal"/>
    </style:style>
    <style:style style:name="T96" style:family="text">
      <style:text-properties fo:font-weight="normal" officeooo:rsid="0e38f21e" style:font-weight-asian="normal" style:font-weight-complex="normal"/>
    </style:style>
    <style:style style:name="T97" style:family="text">
      <style:text-properties fo:font-weight="normal" officeooo:rsid="0e3c7ad2" style:font-weight-asian="normal" style:font-weight-complex="normal"/>
    </style:style>
    <style:style style:name="T98" style:family="text">
      <style:text-properties fo:font-weight="normal" officeooo:rsid="0e3efb2b" style:font-weight-asian="normal" style:font-weight-complex="normal"/>
    </style:style>
    <style:style style:name="T99" style:family="text">
      <style:text-properties fo:font-weight="normal" officeooo:rsid="0e42ad18" style:font-weight-asian="normal" style:font-weight-complex="normal"/>
    </style:style>
    <style:style style:name="T100" style:family="text">
      <style:text-properties fo:font-weight="normal" officeooo:rsid="0e431e8f" style:font-weight-asian="normal" style:font-weight-complex="normal"/>
    </style:style>
    <style:style style:name="T101" style:family="text">
      <style:text-properties fo:font-weight="normal" officeooo:rsid="0e5f1324" style:font-weight-asian="normal" style:font-weight-complex="normal"/>
    </style:style>
    <style:style style:name="T102" style:family="text">
      <style:text-properties fo:font-weight="normal" officeooo:rsid="0e76199e" style:font-weight-asian="normal" style:font-weight-complex="normal"/>
    </style:style>
    <style:style style:name="T103" style:family="text">
      <style:text-properties fo:font-weight="normal" officeooo:rsid="0e783b37" style:font-weight-asian="normal" style:font-weight-complex="normal"/>
    </style:style>
    <style:style style:name="T104" style:family="text">
      <style:text-properties fo:font-weight="normal" officeooo:rsid="0e794ccd" style:font-weight-asian="normal" style:font-weight-complex="normal"/>
    </style:style>
    <style:style style:name="T105" style:family="text">
      <style:text-properties fo:font-weight="normal" officeooo:rsid="0e852fa0" style:font-weight-asian="normal" style:font-weight-complex="normal"/>
    </style:style>
    <style:style style:name="T106" style:family="text">
      <style:text-properties fo:font-weight="normal" officeooo:rsid="0e86ef7f" style:font-weight-asian="normal" style:font-weight-complex="normal"/>
    </style:style>
    <style:style style:name="T107" style:family="text">
      <style:text-properties fo:font-weight="normal" officeooo:rsid="0e878ca9" style:font-weight-asian="normal" style:font-weight-complex="normal"/>
    </style:style>
    <style:style style:name="T108" style:family="text">
      <style:text-properties fo:font-weight="normal" officeooo:rsid="0e885eae" style:font-weight-asian="normal" style:font-weight-complex="normal"/>
    </style:style>
    <style:style style:name="T109" style:family="text">
      <style:text-properties fo:font-weight="normal" officeooo:rsid="0e8aa257" style:font-weight-asian="normal" style:font-weight-complex="normal"/>
    </style:style>
    <style:style style:name="T110" style:family="text">
      <style:text-properties fo:font-weight="normal" officeooo:rsid="0e8ac9c9" style:font-weight-asian="normal" style:font-weight-complex="normal"/>
    </style:style>
    <style:style style:name="T111" style:family="text">
      <style:text-properties fo:font-weight="normal" officeooo:rsid="0e8b9fce" style:font-weight-asian="normal" style:font-weight-complex="normal"/>
    </style:style>
    <style:style style:name="T112" style:family="text">
      <style:text-properties fo:font-weight="normal" officeooo:rsid="0e8ce19d" style:font-weight-asian="normal" style:font-weight-complex="normal"/>
    </style:style>
    <style:style style:name="T113" style:family="text">
      <style:text-properties fo:font-weight="normal" officeooo:rsid="0e8ea515" style:font-weight-asian="normal" style:font-weight-complex="normal"/>
    </style:style>
    <style:style style:name="T114" style:family="text">
      <style:text-properties fo:font-weight="normal" officeooo:rsid="0e90d190" style:font-weight-asian="normal" style:font-weight-complex="normal"/>
    </style:style>
    <style:style style:name="T115" style:family="text">
      <style:text-properties fo:font-weight="normal" officeooo:rsid="0e933086" style:font-weight-asian="normal" style:font-weight-complex="normal"/>
    </style:style>
    <style:style style:name="T116" style:family="text">
      <style:text-properties fo:font-weight="normal" officeooo:rsid="0e93325d" style:font-weight-asian="normal" style:font-weight-complex="normal"/>
    </style:style>
    <style:style style:name="T117" style:family="text">
      <style:text-properties fo:font-weight="normal" officeooo:rsid="0f1d41b7" style:font-weight-asian="normal" style:font-weight-complex="normal"/>
    </style:style>
    <style:style style:name="T118" style:family="text">
      <style:text-properties fo:font-weight="normal" officeooo:rsid="0f1e09a2" style:font-weight-asian="normal" style:font-weight-complex="normal"/>
    </style:style>
    <style:style style:name="T119" style:family="text">
      <style:text-properties fo:font-weight="normal" officeooo:rsid="0f244799" style:font-weight-asian="normal" style:font-weight-complex="normal"/>
    </style:style>
    <style:style style:name="T120" style:family="text">
      <style:text-properties fo:font-weight="normal" officeooo:rsid="0f287035" style:font-weight-asian="normal" style:font-weight-complex="normal"/>
    </style:style>
    <style:style style:name="T121" style:family="text">
      <style:text-properties fo:font-weight="normal" officeooo:rsid="0853aa48" style:font-weight-asian="normal" style:font-weight-complex="normal"/>
    </style:style>
    <style:style style:name="T122" style:family="text">
      <style:text-properties fo:font-weight="normal" officeooo:rsid="0c7a40c1" style:font-weight-asian="normal" style:font-weight-complex="normal"/>
    </style:style>
    <style:style style:name="T123" style:family="text">
      <style:text-properties fo:font-weight="normal" officeooo:rsid="0e5fd464" style:font-weight-asian="normal" style:font-weight-complex="normal"/>
    </style:style>
    <style:style style:name="T124" style:family="text">
      <style:text-properties fo:font-weight="normal" officeooo:rsid="0716bceb" style:font-weight-asian="normal" style:font-weight-complex="normal"/>
    </style:style>
    <style:style style:name="T125" style:family="text">
      <style:text-properties fo:font-weight="normal" officeooo:rsid="0a1f69e9" style:font-weight-asian="normal" style:font-weight-complex="normal"/>
    </style:style>
    <style:style style:name="T126" style:family="text">
      <style:text-properties fo:font-weight="normal" officeooo:rsid="0858d545" style:font-weight-asian="normal" style:font-weight-complex="normal"/>
    </style:style>
    <style:style style:name="T127" style:family="text">
      <style:text-properties fo:font-weight="normal" officeooo:rsid="0c95418f" style:font-weight-asian="normal" style:font-weight-complex="normal"/>
    </style:style>
    <style:style style:name="T128" style:family="text">
      <style:text-properties fo:font-weight="normal" officeooo:rsid="0859d664" style:font-weight-asian="normal" style:font-weight-complex="normal"/>
    </style:style>
    <style:style style:name="T129" style:family="text">
      <style:text-properties fo:font-weight="normal" officeooo:rsid="08568432" style:font-weight-asian="normal" style:font-weight-complex="normal"/>
    </style:style>
    <style:style style:name="T130" style:family="text">
      <style:text-properties fo:font-weight="normal" officeooo:rsid="085af688" style:font-weight-asian="normal" style:font-weight-complex="normal"/>
    </style:style>
    <style:style style:name="T131" style:family="text">
      <style:text-properties fo:font-weight="normal" officeooo:rsid="0c7bbcea" style:font-weight-asian="normal" style:font-weight-complex="normal"/>
    </style:style>
    <style:style style:name="T132" style:family="text">
      <style:text-properties fo:font-weight="normal" officeooo:rsid="0f4ca285" style:font-weight-asian="normal" style:font-weight-complex="normal"/>
    </style:style>
    <style:style style:name="T133" style:family="text">
      <style:text-properties fo:font-weight="normal" officeooo:rsid="0f4dfd06" style:font-weight-asian="normal" style:font-weight-complex="normal"/>
    </style:style>
    <style:style style:name="T134" style:family="text">
      <style:text-properties fo:font-weight="normal" officeooo:rsid="0f4e39bc" style:font-weight-asian="normal" style:font-weight-complex="normal"/>
    </style:style>
    <style:style style:name="T135" style:family="text">
      <style:text-properties fo:font-weight="normal" officeooo:rsid="0f8340c4" style:font-weight-asian="normal" style:font-weight-complex="normal"/>
    </style:style>
    <style:style style:name="T136" style:family="text">
      <style:text-properties fo:font-weight="normal" officeooo:rsid="0f89a064" style:font-weight-asian="normal" style:font-weight-complex="normal"/>
    </style:style>
    <style:style style:name="T137" style:family="text">
      <style:text-properties fo:font-weight="normal" officeooo:rsid="0fc70dff" style:font-weight-asian="normal" style:font-weight-complex="normal"/>
    </style:style>
    <style:style style:name="T138" style:family="text">
      <style:text-properties fo:font-weight="normal" officeooo:rsid="0fe9be25" style:font-weight-asian="normal" style:font-weight-complex="normal"/>
    </style:style>
    <style:style style:name="T139" style:family="text">
      <style:text-properties fo:font-weight="normal" officeooo:rsid="0ff20b0d" style:font-weight-asian="normal" style:font-weight-complex="normal"/>
    </style:style>
    <style:style style:name="T140" style:family="text">
      <style:text-properties fo:font-weight="normal" officeooo:rsid="0ff479ea" style:font-weight-asian="normal" style:font-weight-complex="normal"/>
    </style:style>
    <style:style style:name="T141" style:family="text">
      <style:text-properties fo:font-weight="normal" officeooo:rsid="0ff65d74" style:font-weight-asian="normal" style:font-weight-complex="normal"/>
    </style:style>
    <style:style style:name="T142" style:family="text">
      <style:text-properties fo:font-weight="normal" officeooo:rsid="0ff971bd" style:font-weight-asian="normal" style:font-weight-complex="normal"/>
    </style:style>
    <style:style style:name="T143" style:family="text">
      <style:text-properties fo:font-weight="normal" officeooo:rsid="0ffa0876" style:font-weight-asian="normal" style:font-weight-complex="normal"/>
    </style:style>
    <style:style style:name="T144" style:family="text">
      <style:text-properties fo:font-weight="normal" officeooo:rsid="0ffac496" style:font-weight-asian="normal" style:font-weight-complex="normal"/>
    </style:style>
    <style:style style:name="T145" style:family="text">
      <style:text-properties fo:font-weight="normal" officeooo:rsid="070693ee" style:font-weight-asian="normal" style:font-weight-complex="normal"/>
    </style:style>
    <style:style style:name="T146" style:family="text">
      <style:text-properties fo:font-weight="normal" officeooo:rsid="1087afe8" style:font-weight-asian="normal" style:font-weight-complex="normal"/>
    </style:style>
    <style:style style:name="T147" style:family="text">
      <style:text-properties fo:font-weight="normal" officeooo:rsid="10908352" style:font-weight-asian="normal" style:font-weight-complex="normal"/>
    </style:style>
    <style:style style:name="T148" style:family="text">
      <style:text-properties fo:font-weight="normal" officeooo:rsid="1127180b" style:font-weight-asian="normal" style:font-weight-complex="normal"/>
    </style:style>
    <style:style style:name="T149" style:family="text">
      <style:text-properties fo:font-weight="normal" officeooo:rsid="1127ddf8" style:font-weight-asian="normal" style:font-weight-complex="normal"/>
    </style:style>
    <style:style style:name="T150" style:family="text">
      <style:text-properties fo:font-weight="normal" officeooo:rsid="1129fac5" style:font-weight-asian="normal" style:font-weight-complex="normal"/>
    </style:style>
    <style:style style:name="T151" style:family="text">
      <style:text-properties fo:font-weight="normal" officeooo:rsid="02f842e5" style:font-weight-asian="normal" style:font-weight-complex="normal"/>
    </style:style>
    <style:style style:name="T152" style:family="text">
      <style:text-properties fo:font-weight="normal" officeooo:rsid="0237dc93" style:font-weight-asian="normal" style:font-weight-complex="normal"/>
    </style:style>
    <style:style style:name="T153" style:family="text">
      <style:text-properties fo:font-weight="normal" officeooo:rsid="0acae6d2" style:font-weight-asian="normal" style:font-weight-complex="normal"/>
    </style:style>
    <style:style style:name="T154" style:family="text">
      <style:text-properties fo:font-weight="normal" officeooo:rsid="0d756b32" style:font-weight-asian="normal" style:font-weight-complex="normal"/>
    </style:style>
    <style:style style:name="T155" style:family="text">
      <style:text-properties fo:font-weight="normal" officeooo:rsid="02f68621" style:font-weight-asian="normal" style:font-weight-complex="normal"/>
    </style:style>
    <style:style style:name="T156" style:family="text">
      <style:text-properties fo:font-weight="normal" officeooo:rsid="025497f3" style:font-weight-asian="normal" style:font-weight-complex="normal"/>
    </style:style>
    <style:style style:name="T157" style:family="text">
      <style:text-properties fo:font-weight="normal" officeooo:rsid="0acc4aec" style:font-weight-asian="normal" style:font-weight-complex="normal"/>
    </style:style>
    <style:style style:name="T158" style:family="text">
      <style:text-properties fo:font-weight="normal" officeooo:rsid="0e61f6ba" style:font-weight-asian="normal" style:font-weight-complex="normal"/>
    </style:style>
    <style:style style:name="T159" style:family="text">
      <style:text-properties fo:font-weight="normal" officeooo:rsid="0ace9381" style:font-weight-asian="normal" style:font-weight-complex="normal"/>
    </style:style>
    <style:style style:name="T160" style:family="text">
      <style:text-properties fo:font-weight="normal" officeooo:rsid="0acdd45c" style:font-weight-asian="normal" style:font-weight-complex="normal"/>
    </style:style>
    <style:style style:name="T161" style:family="text">
      <style:text-properties fo:font-weight="normal" officeooo:rsid="0acff9dd" style:font-weight-asian="normal" style:font-weight-complex="normal"/>
    </style:style>
    <style:style style:name="T162" style:family="text">
      <style:text-properties fo:font-weight="normal" officeooo:rsid="0ace56f9" style:font-weight-asian="normal" style:font-weight-complex="normal"/>
    </style:style>
    <style:style style:name="T163" style:family="text">
      <style:text-properties fo:font-weight="normal" officeooo:rsid="1160d1ea" style:font-weight-asian="normal" style:font-weight-complex="normal"/>
    </style:style>
    <style:style style:name="T164" style:family="text">
      <style:text-properties fo:font-weight="normal" officeooo:rsid="11676f64" style:font-weight-asian="normal" style:font-weight-complex="normal"/>
    </style:style>
    <style:style style:name="T165" style:family="text">
      <style:text-properties fo:font-weight="normal" officeooo:rsid="1168910a" style:font-weight-asian="normal" style:font-weight-complex="normal"/>
    </style:style>
    <style:style style:name="T166" style:family="text">
      <style:text-properties fo:font-weight="normal" officeooo:rsid="0ecc27a1" style:font-weight-asian="normal" style:font-weight-complex="normal"/>
    </style:style>
    <style:style style:name="T167" style:family="text">
      <style:text-properties fo:font-weight="normal" officeooo:rsid="10714aef" style:font-weight-asian="normal" style:font-weight-complex="normal"/>
    </style:style>
    <style:style style:name="T168" style:family="text">
      <style:text-properties fo:font-weight="normal" officeooo:rsid="10ed466a" style:font-weight-asian="normal" style:font-weight-complex="normal"/>
    </style:style>
    <style:style style:name="T169" style:family="text">
      <style:text-properties fo:font-weight="normal" officeooo:rsid="10ee2afd" style:font-weight-asian="normal" style:font-weight-complex="normal"/>
    </style:style>
    <style:style style:name="T170" style:family="text">
      <style:text-properties fo:font-weight="normal" officeooo:rsid="0ed2c892" style:font-weight-asian="normal" style:font-weight-complex="normal"/>
    </style:style>
    <style:style style:name="T171" style:family="text">
      <style:text-properties fo:font-weight="normal" officeooo:rsid="0ed7542d" style:font-weight-asian="normal" style:font-weight-complex="normal"/>
    </style:style>
    <style:style style:name="T172" style:family="text">
      <style:text-properties fo:font-weight="normal" officeooo:rsid="0ed7c409" style:font-weight-asian="normal" style:font-weight-complex="normal"/>
    </style:style>
    <style:style style:name="T173" style:family="text">
      <style:text-properties fo:font-weight="normal" officeooo:rsid="0eddd76e" style:font-weight-asian="normal" style:font-weight-complex="normal"/>
    </style:style>
    <style:style style:name="T174" style:family="text">
      <style:text-properties fo:font-weight="normal" officeooo:rsid="1179c035" style:font-weight-asian="normal" style:font-weight-complex="normal"/>
    </style:style>
    <style:style style:name="T175" style:family="text">
      <style:text-properties fo:font-weight="normal" officeooo:rsid="117bd33a" style:font-weight-asian="normal" style:font-weight-complex="normal"/>
    </style:style>
    <style:style style:name="T176" style:family="text">
      <style:text-properties fo:font-weight="normal" officeooo:rsid="117dc8bf" style:font-weight-asian="normal" style:font-weight-complex="normal"/>
    </style:style>
    <style:style style:name="T177" style:family="text">
      <style:text-properties fo:font-weight="normal" officeooo:rsid="117ff855" style:font-weight-asian="normal" style:font-weight-complex="normal"/>
    </style:style>
    <style:style style:name="T178" style:family="text">
      <style:text-properties fo:font-weight="normal" officeooo:rsid="118183bf" style:font-weight-asian="normal" style:font-weight-complex="normal"/>
    </style:style>
    <style:style style:name="T179" style:family="text">
      <style:text-properties fo:font-weight="normal" officeooo:rsid="118af9c5" style:font-weight-asian="normal" style:font-weight-complex="normal"/>
    </style:style>
    <style:style style:name="T180" style:family="text">
      <style:text-properties fo:font-weight="normal" officeooo:rsid="11996d37" style:font-weight-asian="normal" style:font-weight-complex="normal"/>
    </style:style>
    <style:style style:name="T181" style:family="text">
      <style:text-properties fo:font-weight="normal" officeooo:rsid="11a2ba0a" style:font-weight-asian="normal" style:font-weight-complex="normal"/>
    </style:style>
    <style:style style:name="T182" style:family="text">
      <style:text-properties fo:font-weight="normal" officeooo:rsid="11a2dae4" style:font-weight-asian="normal" style:font-weight-complex="normal"/>
    </style:style>
    <style:style style:name="T183" style:family="text">
      <style:text-properties fo:font-weight="normal" officeooo:rsid="11a8a5fd" style:font-weight-asian="normal" style:font-weight-complex="normal"/>
    </style:style>
    <style:style style:name="T184" style:family="text">
      <style:text-properties fo:font-weight="normal" officeooo:rsid="12094399" style:font-weight-asian="normal" style:font-weight-complex="normal"/>
    </style:style>
    <style:style style:name="T185" style:family="text">
      <style:text-properties fo:font-weight="normal" officeooo:rsid="120b6607" style:font-weight-asian="normal" style:font-weight-complex="normal"/>
    </style:style>
    <style:style style:name="T186" style:family="text">
      <style:text-properties fo:font-weight="normal" officeooo:rsid="122b251d" style:font-weight-asian="normal" style:font-weight-complex="normal"/>
    </style:style>
    <style:style style:name="T187" style:family="text">
      <style:text-properties fo:font-weight="normal" officeooo:rsid="0f040072" style:font-weight-asian="normal" style:font-weight-complex="normal"/>
    </style:style>
    <style:style style:name="T188" style:family="text">
      <style:text-properties fo:font-weight="normal" officeooo:rsid="1218d192" style:font-weight-asian="normal" style:font-weight-complex="normal"/>
    </style:style>
    <style:style style:name="T189" style:family="text">
      <style:text-properties fo:font-weight="normal" officeooo:rsid="0f198ee9" style:font-weight-asian="normal" style:font-weight-complex="normal"/>
    </style:style>
    <style:style style:name="T190" style:family="text">
      <style:text-properties fo:font-weight="normal" officeooo:rsid="1223b22c" style:font-weight-asian="normal" style:font-weight-complex="normal"/>
    </style:style>
    <style:style style:name="T191" style:family="text">
      <style:text-properties fo:font-weight="normal" officeooo:rsid="121a948c" style:font-weight-asian="normal" style:font-weight-complex="normal"/>
    </style:style>
    <style:style style:name="T192" style:family="text">
      <style:text-properties fo:font-weight="normal" officeooo:rsid="10c87cd2" style:font-weight-asian="normal" style:font-weight-complex="normal"/>
    </style:style>
    <style:style style:name="T193" style:family="text">
      <style:text-properties fo:font-weight="normal" officeooo:rsid="121c77c3" style:font-weight-asian="normal" style:font-weight-complex="normal"/>
    </style:style>
    <style:style style:name="T194" style:family="text">
      <style:text-properties fo:font-weight="normal" officeooo:rsid="103b41df" style:font-weight-asian="normal" style:font-weight-complex="normal"/>
    </style:style>
    <style:style style:name="T195" style:family="text">
      <style:text-properties fo:font-weight="normal" officeooo:rsid="121c97ff" style:font-weight-asian="normal" style:font-weight-complex="normal"/>
    </style:style>
    <style:style style:name="T196" style:family="text">
      <style:text-properties fo:font-weight="normal" officeooo:rsid="10492986" style:font-weight-asian="normal" style:font-weight-complex="normal"/>
    </style:style>
    <style:style style:name="T197" style:family="text">
      <style:text-properties fo:font-weight="normal" officeooo:rsid="11d74a93" style:font-weight-asian="normal" style:font-weight-complex="normal"/>
    </style:style>
    <style:style style:name="T198" style:family="text">
      <style:text-properties fo:font-weight="normal" officeooo:rsid="11d842ef" style:font-weight-asian="normal" style:font-weight-complex="normal"/>
    </style:style>
    <style:style style:name="T199" style:family="text">
      <style:text-properties fo:font-weight="normal" officeooo:rsid="10493ae8" style:font-weight-asian="normal" style:font-weight-complex="normal"/>
    </style:style>
    <style:style style:name="T200" style:family="text">
      <style:text-properties fo:font-weight="normal" officeooo:rsid="0f05660c" style:font-weight-asian="normal" style:font-weight-complex="normal"/>
    </style:style>
    <style:style style:name="T201" style:family="text">
      <style:text-properties fo:font-weight="normal" officeooo:rsid="1215c3de" style:font-weight-asian="normal" style:font-weight-complex="normal"/>
    </style:style>
    <style:style style:name="T202" style:family="text">
      <style:text-properties fo:font-weight="normal" officeooo:rsid="10c42ae6" style:font-weight-asian="normal" style:font-weight-complex="normal"/>
    </style:style>
    <style:style style:name="T203" style:family="text">
      <style:text-properties fo:font-weight="normal" officeooo:rsid="10c4c15f" style:font-weight-asian="normal" style:font-weight-complex="normal"/>
    </style:style>
    <style:style style:name="T204" style:family="text">
      <style:text-properties fo:font-weight="normal" officeooo:rsid="10c53ef3" style:font-weight-asian="normal" style:font-weight-complex="normal"/>
    </style:style>
    <style:style style:name="T205" style:family="text">
      <style:text-properties fo:font-weight="normal" officeooo:rsid="0fa3ab90" style:font-weight-asian="normal" style:font-weight-complex="normal"/>
    </style:style>
    <style:style style:name="T206" style:family="text">
      <style:text-properties fo:font-weight="normal" officeooo:rsid="0facd356" style:font-weight-asian="normal" style:font-weight-complex="normal"/>
    </style:style>
    <style:style style:name="T207" style:family="text">
      <style:text-properties fo:font-weight="normal" officeooo:rsid="0fd302ab" style:font-weight-asian="normal" style:font-weight-complex="normal"/>
    </style:style>
    <style:style style:name="T208" style:family="text">
      <style:text-properties fo:font-weight="normal" officeooo:rsid="0fadd254" style:font-weight-asian="normal" style:font-weight-complex="normal"/>
    </style:style>
    <style:style style:name="T209" style:family="text">
      <style:text-properties fo:font-weight="normal" officeooo:rsid="11f7904d" style:font-weight-asian="normal" style:font-weight-complex="normal"/>
    </style:style>
    <style:style style:name="T210" style:family="text">
      <style:text-properties fo:font-weight="normal" officeooo:rsid="11f9d154" style:font-weight-asian="normal" style:font-weight-complex="normal"/>
    </style:style>
    <style:style style:name="T211" style:family="text">
      <style:text-properties fo:font-weight="normal" officeooo:rsid="11fb66f3" style:font-weight-asian="normal" style:font-weight-complex="normal"/>
    </style:style>
    <style:style style:name="T212" style:family="text">
      <style:text-properties fo:font-weight="normal" officeooo:rsid="0fe135a2" style:font-weight-asian="normal" style:font-weight-complex="normal"/>
    </style:style>
    <style:style style:name="T213" style:family="text">
      <style:text-properties fo:font-weight="normal" officeooo:rsid="0fb64b06" style:font-weight-asian="normal" style:font-weight-complex="normal"/>
    </style:style>
    <style:style style:name="T214" style:family="text">
      <style:text-properties fo:font-weight="normal" officeooo:rsid="10ca1b20" style:font-weight-asian="normal" style:font-weight-complex="normal"/>
    </style:style>
    <style:style style:name="T215" style:family="text">
      <style:text-properties fo:font-weight="normal" officeooo:rsid="1235d79b" style:font-weight-asian="normal" style:font-weight-complex="normal"/>
    </style:style>
    <style:style style:name="T216" style:family="text">
      <style:text-properties fo:font-weight="normal" officeooo:rsid="10b1d9c0" style:font-weight-asian="normal" style:font-weight-complex="normal"/>
    </style:style>
    <style:style style:name="T217" style:family="text">
      <style:text-properties fo:font-weight="normal" officeooo:rsid="121f5067" style:font-weight-asian="normal" style:font-weight-complex="normal"/>
    </style:style>
    <style:style style:name="T218" style:family="text">
      <style:text-properties fo:font-weight="normal" officeooo:rsid="1055167b" style:font-weight-asian="normal" style:font-weight-complex="normal"/>
    </style:style>
    <style:style style:name="T219" style:family="text">
      <style:text-properties fo:font-weight="normal" officeooo:rsid="12221b84" style:font-weight-asian="normal" style:font-weight-complex="normal"/>
    </style:style>
    <style:style style:name="T220" style:family="text">
      <style:text-properties fo:font-weight="normal" officeooo:rsid="11010a48" style:font-weight-asian="normal" style:font-weight-complex="normal"/>
    </style:style>
    <style:style style:name="T221" style:family="text">
      <style:text-properties fo:font-weight="normal" officeooo:rsid="10cb4b01" style:font-weight-asian="normal" style:font-weight-complex="normal"/>
    </style:style>
    <style:style style:name="T222" style:family="text">
      <style:text-properties fo:font-weight="normal" officeooo:rsid="10d0d04c" style:font-weight-asian="normal" style:font-weight-complex="normal"/>
    </style:style>
    <style:style style:name="T223" style:family="text">
      <style:text-properties fo:font-weight="normal" officeooo:rsid="0b6a5b4c" style:font-weight-asian="normal" style:font-weight-complex="normal"/>
    </style:style>
    <style:style style:name="T224" style:family="text">
      <style:text-properties fo:font-weight="normal" officeooo:rsid="0f47d742" style:font-weight-asian="normal" style:font-weight-complex="normal"/>
    </style:style>
    <style:style style:name="T225" style:family="text">
      <style:text-properties fo:font-weight="normal" officeooo:rsid="0b7c9f43" style:font-weight-asian="normal" style:font-weight-complex="normal"/>
    </style:style>
    <style:style style:name="T226" style:family="text">
      <style:text-properties fo:font-weight="normal" officeooo:rsid="0ab0d59d" style:font-weight-asian="normal" style:font-weight-complex="normal"/>
    </style:style>
    <style:style style:name="T227" style:family="text">
      <style:text-properties fo:font-weight="normal" officeooo:rsid="0f8db59d" style:font-weight-asian="normal" style:font-weight-complex="normal"/>
    </style:style>
    <style:style style:name="T228" style:family="text">
      <style:text-properties fo:font-weight="normal" officeooo:rsid="0fef04b4" style:font-weight-asian="normal" style:font-weight-complex="normal"/>
    </style:style>
    <style:style style:name="T229" style:family="text">
      <style:text-properties fo:font-weight="normal" officeooo:rsid="085bc3a8" style:font-weight-asian="normal" style:font-weight-complex="normal"/>
    </style:style>
    <style:style style:name="T230" style:family="text">
      <style:text-properties fo:font-weight="normal" officeooo:rsid="0782aa9e" style:font-weight-asian="normal" style:font-weight-complex="normal"/>
    </style:style>
    <style:style style:name="T231" style:family="text">
      <style:text-properties fo:font-weight="normal" officeooo:rsid="08238c6e" style:font-weight-asian="normal" style:font-weight-complex="normal"/>
    </style:style>
    <style:style style:name="T232" style:family="text">
      <style:text-properties fo:font-weight="normal" officeooo:rsid="085da823" style:font-weight-asian="normal" style:font-weight-complex="normal"/>
    </style:style>
    <style:style style:name="T233" style:family="text">
      <style:text-properties fo:font-weight="normal" officeooo:rsid="10a680ef" style:font-weight-asian="normal" style:font-weight-complex="normal"/>
    </style:style>
    <style:style style:name="T234" style:family="text">
      <style:text-properties fo:font-weight="normal" officeooo:rsid="0ce7dee6" style:font-weight-asian="normal" style:font-weight-complex="normal"/>
    </style:style>
    <style:style style:name="T235" style:family="text">
      <style:text-properties fo:font-weight="normal" officeooo:rsid="11b33239" style:font-weight-asian="normal" style:font-weight-complex="normal"/>
    </style:style>
    <style:style style:name="T236" style:family="text">
      <style:text-properties fo:font-weight="normal" officeooo:rsid="10a174e4" style:font-weight-asian="normal" style:font-weight-complex="normal"/>
    </style:style>
    <style:style style:name="T237" style:family="text">
      <style:text-properties fo:font-weight="normal" officeooo:rsid="10ae7790" style:font-weight-asian="normal" style:font-weight-complex="normal"/>
    </style:style>
    <style:style style:name="T238" style:family="text">
      <style:text-properties fo:font-weight="normal" officeooo:rsid="10ab4ae2" style:font-weight-asian="normal" style:font-weight-complex="normal"/>
    </style:style>
    <style:style style:name="T239" style:family="text">
      <style:text-properties fo:font-weight="normal" officeooo:rsid="12968dc0" style:font-weight-asian="normal" style:font-weight-complex="normal"/>
    </style:style>
    <style:style style:name="T240" style:family="text">
      <style:text-properties fo:font-weight="normal" officeooo:rsid="12c1b8a2" style:font-weight-asian="normal" style:font-weight-complex="normal"/>
    </style:style>
    <style:style style:name="T241" style:family="text">
      <style:text-properties fo:font-weight="normal" officeooo:rsid="12c38d37" style:font-weight-asian="normal" style:font-weight-complex="normal"/>
    </style:style>
    <style:style style:name="T242" style:family="text">
      <style:text-properties fo:font-weight="normal" officeooo:rsid="12c6b24a" style:font-weight-asian="normal" style:font-weight-complex="normal"/>
    </style:style>
    <style:style style:name="T243" style:family="text">
      <style:text-properties fo:font-weight="normal" officeooo:rsid="12c80187" style:font-weight-asian="normal" style:font-weight-complex="normal"/>
    </style:style>
    <style:style style:name="T244" style:family="text">
      <style:text-properties fo:font-weight="normal" officeooo:rsid="12c9db88" style:font-weight-asian="normal" style:font-weight-complex="normal"/>
    </style:style>
    <style:style style:name="T245" style:family="text">
      <style:text-properties fo:font-weight="normal" officeooo:rsid="12cac4e6" style:font-weight-asian="normal" style:font-weight-complex="normal"/>
    </style:style>
    <style:style style:name="T246" style:family="text">
      <style:text-properties fo:font-weight="normal" officeooo:rsid="12f7d7fe" style:font-weight-asian="normal" style:font-weight-complex="normal"/>
    </style:style>
    <style:style style:name="T247" style:family="text">
      <style:text-properties fo:font-weight="normal" officeooo:rsid="12fffffa" style:font-weight-asian="normal" style:font-weight-complex="normal"/>
    </style:style>
    <style:style style:name="T248" style:family="text">
      <style:text-properties fo:font-weight="normal" officeooo:rsid="1300d068" style:font-weight-asian="normal" style:font-weight-complex="normal"/>
    </style:style>
    <style:style style:name="T249" style:family="text">
      <style:text-properties fo:font-style="italic" fo:font-weight="normal" officeooo:rsid="0facd356" style:font-style-asian="italic" style:font-weight-asian="normal" style:font-style-complex="italic" style:font-weight-complex="normal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officeooo:rsid="0b5a5c7f" style:font-style-asian="italic" style:font-style-complex="italic"/>
    </style:style>
    <style:style style:name="T252" style:family="text">
      <style:text-properties fo:font-style="italic" officeooo:rsid="0278b763" style:font-style-asian="italic" style:font-style-complex="italic"/>
    </style:style>
    <style:style style:name="T253" style:family="text">
      <style:text-properties fo:font-style="italic" officeooo:rsid="028b168c" style:font-style-asian="italic" style:font-style-complex="italic"/>
    </style:style>
    <style:style style:name="T254" style:family="text">
      <style:text-properties fo:font-style="italic" officeooo:rsid="0291b3ef" style:font-style-asian="italic" style:font-style-complex="italic"/>
    </style:style>
    <style:style style:name="T255" style:family="text">
      <style:text-properties fo:font-style="italic" officeooo:rsid="0dd83591" style:font-style-asian="italic" style:font-style-complex="italic"/>
    </style:style>
    <style:style style:name="T256" style:family="text">
      <style:text-properties fo:font-style="italic" officeooo:rsid="02f842e5" style:font-style-asian="italic" style:font-style-complex="italic"/>
    </style:style>
    <style:style style:name="T257" style:family="text">
      <style:text-properties fo:font-style="italic" officeooo:rsid="0c51d3fd" style:font-style-asian="italic" style:font-style-complex="italic"/>
    </style:style>
    <style:style style:name="T25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9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60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61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62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63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64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65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027a31ad" style:font-style-asian="normal" style:font-style-complex="normal"/>
    </style:style>
    <style:style style:name="T268" style:family="text">
      <style:text-properties fo:font-style="normal" officeooo:rsid="027b4658" style:font-style-asian="normal" style:font-style-complex="normal"/>
    </style:style>
    <style:style style:name="T269" style:family="text">
      <style:text-properties fo:font-style="normal" officeooo:rsid="0291b3ef" style:font-style-asian="normal" style:font-style-complex="normal"/>
    </style:style>
    <style:style style:name="T270" style:family="text">
      <style:text-properties fo:font-style="normal" officeooo:rsid="06a0b570" style:font-style-asian="normal" style:font-style-complex="normal"/>
    </style:style>
    <style:style style:name="T271" style:family="text">
      <style:text-properties fo:font-style="normal" officeooo:rsid="06a0cdc4" style:font-style-asian="normal" style:font-style-complex="normal"/>
    </style:style>
    <style:style style:name="T272" style:family="text">
      <style:text-properties fo:font-style="normal" officeooo:rsid="06a10196" style:font-style-asian="normal" style:font-style-complex="normal"/>
    </style:style>
    <style:style style:name="T273" style:family="text">
      <style:text-properties fo:font-style="normal" officeooo:rsid="0dd83591" style:font-style-asian="normal" style:font-style-complex="normal"/>
    </style:style>
    <style:style style:name="T274" style:family="text">
      <style:text-properties fo:font-style="normal" officeooo:rsid="0760cff9" style:font-style-asian="normal" style:font-style-complex="normal"/>
    </style:style>
    <style:style style:name="T275" style:family="text">
      <style:text-properties fo:font-style="normal" officeooo:rsid="1160d1ea" style:font-style-asian="normal" style:font-style-complex="normal"/>
    </style:style>
    <style:style style:name="T276" style:family="text">
      <style:text-properties fo:font-style="normal" officeooo:rsid="11614087" style:font-style-asian="normal" style:font-style-complex="normal"/>
    </style:style>
    <style:style style:name="T277" style:family="text">
      <style:text-properties fo:font-style="normal" officeooo:rsid="0c85667e" style:font-style-asian="normal" style:font-style-complex="normal"/>
    </style:style>
    <style:style style:name="T278" style:family="text">
      <style:text-properties fo:font-style="normal" officeooo:rsid="12ab7841" style:font-style-asian="normal" style:font-style-complex="normal"/>
    </style:style>
    <style:style style:name="T2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6" style:family="text">
      <style:text-properties fo:font-style="normal" style:text-underline-style="none" fo:font-weight="normal" officeooo:rsid="130455fd" style:font-style-asian="normal" style:font-weight-asian="normal" style:font-style-complex="normal" style:font-weight-complex="normal"/>
    </style:style>
    <style:style style:name="T387" style:family="text">
      <style:text-properties fo:font-style="normal" style:text-underline-style="none" fo:font-weight="normal" officeooo:rsid="12ea892d" style:font-style-asian="normal" style:font-weight-asian="normal" style:font-style-complex="normal" style:font-weight-complex="normal"/>
    </style:style>
    <style:style style:name="T388" style:family="text">
      <style:text-properties fo:font-style="normal" style:text-underline-style="none" officeooo:rsid="1040ef0c" style:font-style-asian="normal" style:font-style-complex="normal"/>
    </style:style>
    <style:style style:name="T389" style:family="text">
      <style:text-properties fo:font-style="normal" style:text-underline-style="none" officeooo:rsid="10423a2f" style:font-style-asian="normal" style:font-style-complex="normal"/>
    </style:style>
    <style:style style:name="T390" style:family="text">
      <style:text-properties fo:font-style="normal" style:text-underline-style="none" officeooo:rsid="1307b35f" style:font-style-asian="normal" style:font-style-complex="normal"/>
    </style:style>
    <style:style style:name="T391" style:family="text">
      <style:text-properties style:font-name="Sans-serif" fo:font-weight="normal" officeooo:rsid="1255f8e3" style:font-weight-asian="normal" style:font-weight-complex="normal"/>
    </style:style>
    <style:style style:name="T392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393" style:family="text">
      <style:text-properties fo:font-size="9pt" fo:font-weight="normal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10908352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44" style:family="text">
      <style:text-properties fo:font-size="9pt" style:font-size-asian="9pt" style:font-size-complex="9pt"/>
    </style:style>
    <style:style style:name="T445" style:family="text">
      <style:text-properties fo:font-size="9pt" officeooo:rsid="0954d4dc" style:font-size-asian="9pt" style:font-size-complex="9pt"/>
    </style:style>
    <style:style style:name="T44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12bb611c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2bbe5ac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font-size-asian="9pt" style:font-style-asian="normal" style:font-size-complex="9pt" style:font-style-complex="normal"/>
    </style:style>
    <style:style style:name="T563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64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65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66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67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68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69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70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71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72" style:family="text">
      <style:text-properties fo:font-size="9pt" fo:font-style="normal" officeooo:rsid="12a9a2c5" style:font-size-asian="9pt" style:font-style-asian="normal" style:font-size-complex="9pt" style:font-style-complex="normal"/>
    </style:style>
    <style:style style:name="T573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74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75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76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style:text-underline-style="none" fo:font-weight="normal" officeooo:rsid="1301510d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13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14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15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16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17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618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619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620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621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22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23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24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25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26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27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28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9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30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31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32" style:family="text">
      <style:text-properties fo:font-size="9pt" fo:font-style="italic" style:font-size-asian="9pt" style:font-style-asian="italic" style:font-size-complex="9pt" style:font-style-complex="italic"/>
    </style:style>
    <style:style style:name="T633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34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35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36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37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38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39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40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41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42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43" style:family="text">
      <style:text-properties officeooo:rsid="070693ee"/>
    </style:style>
    <style:style style:name="T6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51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52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53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54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55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56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57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58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59" style:family="text">
      <style:text-properties style:text-underline-style="none" fo:font-weight="normal" style:font-weight-asian="normal" style:font-weight-complex="normal"/>
    </style:style>
    <style:style style:name="T660" style:family="text">
      <style:text-properties style:text-underline-style="none" fo:font-weight="normal" officeooo:rsid="0b9e39c7" style:font-weight-asian="normal" style:font-weight-complex="normal"/>
    </style:style>
    <style:style style:name="T661" style:family="text">
      <style:text-properties style:text-underline-style="none" fo:font-weight="normal" officeooo:rsid="0ba0030d" style:font-weight-asian="normal" style:font-weight-complex="normal"/>
    </style:style>
    <style:style style:name="T662" style:family="text">
      <style:text-properties style:text-underline-style="none" fo:font-weight="normal" officeooo:rsid="0ba3f5ac" style:font-weight-asian="normal" style:font-weight-complex="normal"/>
    </style:style>
    <style:style style:name="T663" style:family="text">
      <style:text-properties style:text-underline-style="none" fo:font-weight="normal" officeooo:rsid="0ba816f6" style:font-weight-asian="normal" style:font-weight-complex="normal"/>
    </style:style>
    <style:style style:name="T664" style:family="text">
      <style:text-properties style:text-underline-style="none" fo:font-weight="normal" officeooo:rsid="0ba82d9a" style:font-weight-asian="normal" style:font-weight-complex="normal"/>
    </style:style>
    <style:style style:name="T665" style:family="text">
      <style:text-properties style:text-underline-style="none" fo:font-weight="normal" officeooo:rsid="0bceaf70" style:font-weight-asian="normal" style:font-weight-complex="normal"/>
    </style:style>
    <style:style style:name="T666" style:family="text">
      <style:text-properties style:text-underline-style="none" fo:font-weight="normal" officeooo:rsid="0c0ce766" style:font-weight-asian="normal" style:font-weight-complex="normal"/>
    </style:style>
    <style:style style:name="T667" style:family="text">
      <style:text-properties style:text-underline-style="none" fo:font-weight="normal" officeooo:rsid="0c5378d7" style:font-weight-asian="normal" style:font-weight-complex="normal"/>
    </style:style>
    <style:style style:name="T668" style:family="text">
      <style:text-properties style:text-underline-style="none" fo:font-weight="normal" officeooo:rsid="0ca983be" style:font-weight-asian="normal" style:font-weight-complex="normal"/>
    </style:style>
    <style:style style:name="T669" style:family="text">
      <style:text-properties style:text-underline-style="none" fo:font-weight="normal" officeooo:rsid="0cbe8fa9" style:font-weight-asian="normal" style:font-weight-complex="normal"/>
    </style:style>
    <style:style style:name="T670" style:family="text">
      <style:text-properties style:text-underline-style="none" fo:font-weight="normal" officeooo:rsid="0d46892e" style:font-weight-asian="normal" style:font-weight-complex="normal"/>
    </style:style>
    <style:style style:name="T671" style:family="text">
      <style:text-properties style:text-underline-style="none" fo:font-weight="normal" officeooo:rsid="0d475d5a" style:font-weight-asian="normal" style:font-weight-complex="normal"/>
    </style:style>
    <style:style style:name="T672" style:family="text">
      <style:text-properties style:text-underline-style="none" fo:font-weight="normal" officeooo:rsid="0d823870" style:font-weight-asian="normal" style:font-weight-complex="normal"/>
    </style:style>
    <style:style style:name="T673" style:family="text">
      <style:text-properties style:text-underline-style="none" fo:font-weight="normal" officeooo:rsid="0ddf2617" style:font-weight-asian="normal" style:font-weight-complex="normal"/>
    </style:style>
    <style:style style:name="T674" style:family="text">
      <style:text-properties style:text-underline-style="none" fo:font-weight="normal" officeooo:rsid="0cf33a94" style:font-weight-asian="normal" style:font-weight-complex="normal"/>
    </style:style>
    <style:style style:name="T675" style:family="text">
      <style:text-properties style:text-underline-style="none" fo:font-weight="normal" officeooo:rsid="0d61f811" style:font-weight-asian="normal" style:font-weight-complex="normal"/>
    </style:style>
    <style:style style:name="T676" style:family="text">
      <style:text-properties style:text-underline-style="none" fo:font-weight="normal" officeooo:rsid="0d60c13f" style:font-weight-asian="normal" style:font-weight-complex="normal"/>
    </style:style>
    <style:style style:name="T677" style:family="text">
      <style:text-properties style:text-underline-style="none" fo:font-weight="normal" officeooo:rsid="0cf58151" style:font-weight-asian="normal" style:font-weight-complex="normal"/>
    </style:style>
    <style:style style:name="T678" style:family="text">
      <style:text-properties style:text-underline-style="none" fo:font-weight="normal" officeooo:rsid="0d62285b" style:font-weight-asian="normal" style:font-weight-complex="normal"/>
    </style:style>
    <style:style style:name="T679" style:family="text">
      <style:text-properties style:text-underline-style="none" fo:font-weight="normal" officeooo:rsid="0e1a8c14" style:font-weight-asian="normal" style:font-weight-complex="normal"/>
    </style:style>
    <style:style style:name="T680" style:family="text">
      <style:text-properties style:text-underline-style="none" fo:font-weight="normal" officeooo:rsid="0e750401" style:font-weight-asian="normal" style:font-weight-complex="normal"/>
    </style:style>
    <style:style style:name="T681" style:family="text">
      <style:text-properties style:text-underline-style="none" fo:font-weight="normal" officeooo:rsid="0e764c66" style:font-weight-asian="normal" style:font-weight-complex="normal"/>
    </style:style>
    <style:style style:name="T682" style:family="text">
      <style:text-properties style:text-underline-style="none" fo:font-weight="normal" officeooo:rsid="0f0fc0da" style:font-weight-asian="normal" style:font-weight-complex="normal"/>
    </style:style>
    <style:style style:name="T683" style:family="text">
      <style:text-properties style:text-underline-style="none" fo:font-weight="normal" officeooo:rsid="0f276515" style:font-weight-asian="normal" style:font-weight-complex="normal"/>
    </style:style>
    <style:style style:name="T684" style:family="text">
      <style:text-properties style:text-underline-style="none" fo:font-weight="normal" officeooo:rsid="0f65c3be" style:font-weight-asian="normal" style:font-weight-complex="normal"/>
    </style:style>
    <style:style style:name="T685" style:family="text">
      <style:text-properties style:text-underline-style="none" fo:font-weight="normal" officeooo:rsid="0f6deb91" style:font-weight-asian="normal" style:font-weight-complex="normal"/>
    </style:style>
    <style:style style:name="T686" style:family="text">
      <style:text-properties style:text-underline-style="none" fo:font-weight="normal" officeooo:rsid="0f6df1f4" style:font-weight-asian="normal" style:font-weight-complex="normal"/>
    </style:style>
    <style:style style:name="T687" style:family="text">
      <style:text-properties style:text-underline-style="none" fo:font-weight="normal" officeooo:rsid="0f714808" style:font-weight-asian="normal" style:font-weight-complex="normal"/>
    </style:style>
    <style:style style:name="T688" style:family="text">
      <style:text-properties style:text-underline-style="none" fo:font-weight="normal" officeooo:rsid="0f72f59c" style:font-weight-asian="normal" style:font-weight-complex="normal"/>
    </style:style>
    <style:style style:name="T689" style:family="text">
      <style:text-properties style:text-underline-style="none" fo:font-weight="normal" officeooo:rsid="10468c2a" style:font-weight-asian="normal" style:font-weight-complex="normal"/>
    </style:style>
    <style:style style:name="T690" style:family="text">
      <style:text-properties style:text-underline-style="none" fo:font-weight="normal" officeooo:rsid="10f1996b" style:font-weight-asian="normal" style:font-weight-complex="normal"/>
    </style:style>
    <style:style style:name="T691" style:family="text">
      <style:text-properties style:text-underline-style="none" fo:font-weight="normal" officeooo:rsid="10fb000c" style:font-weight-asian="normal" style:font-weight-complex="normal"/>
    </style:style>
    <style:style style:name="T692" style:family="text">
      <style:text-properties style:text-underline-style="none" fo:font-weight="normal" officeooo:rsid="0f040072" style:font-weight-asian="normal" style:font-weight-complex="normal"/>
    </style:style>
    <style:style style:name="T693" style:family="text">
      <style:text-properties style:text-underline-style="none" fo:font-weight="normal" officeooo:rsid="0c9d29fa" style:font-weight-asian="normal" style:font-weight-complex="normal"/>
    </style:style>
    <style:style style:name="T694" style:family="text">
      <style:text-properties style:text-underline-style="none" fo:font-weight="normal" officeooo:rsid="12c80187" style:font-weight-asian="normal" style:font-weight-complex="normal"/>
    </style:style>
    <style:style style:name="T695" style:family="text">
      <style:text-properties style:text-underline-style="none" fo:font-weight="normal" officeooo:rsid="12c99d5f" style:font-weight-asian="normal" style:font-weight-complex="normal"/>
    </style:style>
    <style:style style:name="T696" style:family="text">
      <style:text-properties style:text-underline-style="none" fo:font-weight="normal" officeooo:rsid="12cc5c26" style:font-weight-asian="normal" style:font-weight-complex="normal"/>
    </style:style>
    <style:style style:name="T697" style:family="text">
      <style:text-properties style:text-underline-style="none" fo:font-weight="normal" officeooo:rsid="12ce8490" style:font-weight-asian="normal" style:font-weight-complex="normal"/>
    </style:style>
    <style:style style:name="T698" style:family="text">
      <style:text-properties style:text-underline-style="none" fo:font-weight="normal" officeooo:rsid="12cfc4e8" style:font-weight-asian="normal" style:font-weight-complex="normal"/>
    </style:style>
    <style:style style:name="T699" style:family="text">
      <style:text-properties style:text-underline-style="none" fo:font-weight="normal" officeooo:rsid="12d3a9c1" style:font-weight-asian="normal" style:font-weight-complex="normal"/>
    </style:style>
    <style:style style:name="T700" style:family="text">
      <style:text-properties style:text-underline-style="none" fo:font-weight="normal" officeooo:rsid="12f0d935" style:font-weight-asian="normal" style:font-weight-complex="normal"/>
    </style:style>
    <style:style style:name="T701" style:family="text">
      <style:text-properties style:text-underline-style="none" fo:font-weight="normal" officeooo:rsid="12f23ace" style:font-weight-asian="normal" style:font-weight-complex="normal"/>
    </style:style>
    <style:style style:name="T702" style:family="text">
      <style:text-properties style:text-underline-style="none" fo:font-weight="normal" officeooo:rsid="12f271a0" style:font-weight-asian="normal" style:font-weight-complex="normal"/>
    </style:style>
    <style:style style:name="T703" style:family="text">
      <style:text-properties style:text-underline-style="none" fo:font-weight="normal" officeooo:rsid="12f3742d" style:font-weight-asian="normal" style:font-weight-complex="normal"/>
    </style:style>
    <style:style style:name="T704" style:family="text">
      <style:text-properties style:text-underline-style="none" fo:font-weight="normal" officeooo:rsid="12fc34c0" style:font-weight-asian="normal" style:font-weight-complex="normal"/>
    </style:style>
    <style:style style:name="T705" style:family="text">
      <style:text-properties style:text-underline-style="none" fo:font-weight="normal" officeooo:rsid="12fdbc13" style:font-weight-asian="normal" style:font-weight-complex="normal"/>
    </style:style>
    <style:style style:name="T706" style:family="text">
      <style:text-properties style:text-underline-style="none" fo:font-weight="normal" officeooo:rsid="12ff0a75" style:font-weight-asian="normal" style:font-weight-complex="normal"/>
    </style:style>
    <style:style style:name="T707" style:family="text">
      <style:text-properties style:text-underline-style="none" officeooo:rsid="0eec44b2"/>
    </style:style>
    <style:style style:name="T708" style:family="text">
      <style:text-properties style:text-underline-style="none" officeooo:rsid="077070cb"/>
    </style:style>
    <style:style style:name="T709" style:family="text">
      <style:text-properties style:text-underline-style="none" fo:font-weight="bold" style:font-weight-asian="bold" style:font-weight-complex="bold"/>
    </style:style>
    <style:style style:name="T710" style:family="text">
      <style:text-properties officeooo:rsid="077070cb"/>
    </style:style>
    <style:style style:name="T711" style:family="text">
      <style:text-properties officeooo:rsid="0be9f343"/>
    </style:style>
    <style:style style:name="T712" style:family="text">
      <style:text-properties officeooo:rsid="0c24bbcc"/>
    </style:style>
    <style:style style:name="T713" style:family="text">
      <style:text-properties officeooo:rsid="0ca84e65"/>
    </style:style>
    <style:style style:name="T714" style:family="text">
      <style:text-properties officeooo:rsid="0dd83591"/>
    </style:style>
    <style:style style:name="T715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716" style:family="text">
      <style:text-properties officeooo:rsid="0eec44b2"/>
    </style:style>
    <style:style style:name="T717" style:family="text">
      <style:text-properties officeooo:rsid="0ff20b0d"/>
    </style:style>
    <style:style style:name="T718" style:family="text">
      <style:text-properties officeooo:rsid="1102b06b"/>
    </style:style>
    <style:style style:name="T719" style:family="text">
      <style:text-properties officeooo:rsid="0c4f07c7"/>
    </style:style>
    <style:style style:name="T720" style:family="text">
      <style:text-properties officeooo:rsid="02f842e5"/>
    </style:style>
    <style:style style:name="T721" style:family="text">
      <style:text-properties officeooo:rsid="0ecc27a1"/>
    </style:style>
    <style:style style:name="T722" style:family="text">
      <style:text-properties officeooo:rsid="117f8889"/>
    </style:style>
    <style:style style:name="T723" style:family="text">
      <style:text-properties officeooo:rsid="120d4529"/>
    </style:style>
    <style:style style:name="T724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25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26" style:family="text">
      <style:text-properties style:font-name="DejaVu Sans" fo:font-weight="bold" officeooo:rsid="06d76c3a" style:font-weight-asian="bold" style:font-weight-complex="bold"/>
    </style:style>
    <style:style style:name="T727" style:family="text">
      <style:text-properties style:font-name="DejaVu Sans" fo:font-weight="bold" officeooo:rsid="0732101a" style:font-weight-asian="bold" style:font-weight-complex="bold"/>
    </style:style>
    <style:style style:name="T728" style:family="text">
      <style:text-properties style:font-name="DejaVu Sans" fo:font-weight="normal" officeooo:rsid="06d76c3a" style:font-weight-asian="normal" style:font-weight-complex="normal"/>
    </style:style>
    <style:style style:name="T729" style:family="text">
      <style:text-properties style:font-name="DejaVu Sans" fo:font-weight="normal" officeooo:rsid="11cdb626" style:font-weight-asian="normal" style:font-weight-complex="normal"/>
    </style:style>
    <style:style style:name="T730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31" style:family="text">
      <style:text-properties style:font-name="DejaVu Sans" fo:font-size="8pt" fo:font-style="normal" style:text-underline-style="none" fo:font-weight="normal" officeooo:rsid="12ea892d" style:font-size-asian="8pt" style:font-style-asian="normal" style:font-weight-asian="normal" style:font-size-complex="8pt" style:font-style-complex="normal" style:font-weight-complex="normal"/>
    </style:style>
    <style:style style:name="T732" style:family="text">
      <style:text-properties style:font-name="DejaVu Sans" fo:font-size="8pt" fo:font-style="normal" style:text-underline-style="none" fo:font-weight="normal" officeooo:rsid="0c85667e" style:font-size-asian="8pt" style:font-style-asian="normal" style:font-weight-asian="normal" style:font-size-complex="8pt" style:font-style-complex="normal" style:font-weight-complex="normal"/>
    </style:style>
    <style:style style:name="T733" style:family="text">
      <style:text-properties style:font-name="DejaVu Sans" fo:font-size="8pt" fo:font-style="normal" style:text-underline-style="none" fo:font-weight="normal" officeooo:rsid="0db357d8" style:font-size-asian="8pt" style:font-style-asian="normal" style:font-weight-asian="normal" style:font-size-complex="8pt" style:font-style-complex="normal" style:font-weight-complex="normal"/>
    </style:style>
    <style:style style:name="T734" style:family="text">
      <style:text-properties style:font-name="DejaVu Sans" fo:font-size="8pt" fo:font-style="normal" style:text-underline-style="none" fo:font-weight="normal" officeooo:rsid="0db25041" style:font-size-asian="8pt" style:font-style-asian="normal" style:font-weight-asian="normal" style:font-size-complex="8pt" style:font-style-complex="normal" style:font-weight-complex="normal"/>
    </style:style>
    <style:style style:name="T735" style:family="text">
      <style:text-properties style:font-name="DejaVu Sans" fo:font-size="8pt" fo:font-style="normal" style:text-underline-style="none" fo:font-weight="normal" officeooo:rsid="0db735f9" style:font-size-asian="8pt" style:font-style-asian="normal" style:font-weight-asian="normal" style:font-size-complex="8pt" style:font-style-complex="normal" style:font-weight-complex="normal"/>
    </style:style>
    <style:style style:name="T736" style:family="text">
      <style:text-properties style:font-name="DejaVu Sans" fo:font-size="8pt" fo:font-style="normal" style:text-underline-style="none" fo:font-weight="normal" officeooo:rsid="130455fd" style:font-size-asian="8pt" style:font-style-asian="normal" style:font-weight-asian="normal" style:font-size-complex="8pt" style:font-style-complex="normal" style:font-weight-complex="normal"/>
    </style:style>
    <style:style style:name="T737" style:family="text">
      <style:text-properties style:font-name="DejaVu Sans" fo:font-size="8pt" fo:font-style="normal" style:text-underline-style="none" fo:font-weight="normal" officeooo:rsid="0d9218e7" style:font-size-asian="8pt" style:font-style-asian="normal" style:font-weight-asian="normal" style:font-size-complex="8pt" style:font-style-complex="normal" style:font-weight-complex="normal"/>
    </style:style>
    <style:style style:name="T738" style:family="text">
      <style:text-properties officeooo:rsid="128f9c86"/>
    </style:style>
    <style:style style:name="T739" style:family="text">
      <style:text-properties officeooo:rsid="12944148"/>
    </style:style>
    <style:style style:name="T740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Defined and refined</text:span><text:span text:style-name="T9"> ► </text:span><text:span text:style-name="T187">These rules define </text:span><text:span text:style-name="T188">some</text:span><text:span text:style-name="T187"> concepts; then name, </text:span><text:span text:style-name="T189">define, and use </text:span><text:span text:style-name="T190">different </text:span><text:span text:style-name="T191">types</text:span><text:span text:style-name="T187"> of the</text:span><text:span text:style-name="T192">m.</text:span><text:span text:style-name="T187"> </text:span><text:span text:style-name="T193">Types </text:span><text:span text:style-name="T194">with different names </text:span><text:span text:style-name="T195">are</text:span><text:span text:style-name="T194"> different:</text:span><text:span text:style-name="T196"> “</text:span><text:span text:style-name="T197">salty</text:span><text:span text:style-name="T196"> moves” </text:span><text:span text:style-name="T198">aren’t “story moves”</text:span><text:span text:style-name="T196">, </text:span><text:span text:style-name="T199">but they’re both “moves”</text:span><text:span text:style-name="T194">.</text:span><text:span text:style-name="T187"> </text:span><text:span text:style-name="T200">No need to memorize, but try not to confuse </text:span><text:span text:style-name="T194">similar names.</text:span></text:p>
      <text:p text:style-name="P2"/>
      <text:p text:style-name="P12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201">R</text:span><text:span text:style-name="T202">efers</text:span><text:span text:style-name="T5">⌝</text:span><text:span text:style-name="T202"> to a </text:span><text:span text:style-name="T203">text </text:span><text:span text:style-name="T202">block with (nearly) that </text:span><text:span text:style-name="T204">heading</text:span><text:span text:style-name="T205">. </text:span><text:span text:style-name="T249">Italics</text:span><text:span text:style-name="T206"> </text:span><text:span text:style-name="T207">is </text:span><text:span text:style-name="T208">a</text:span><text:span text:style-name="T209"> </text:span><text:span text:style-name="T210">non-</text:span><text:span text:style-name="T211">meta</text:span><text:span text:style-name="T212"> ⌞</text:span><text:span text:style-name="T602">move⌝</text:span><text:span text:style-name="T206">, </text:span><text:span text:style-name="T213">not </text:span><text:span text:style-name="T653">emphasis</text:span><text:span text:style-name="T206">. </text:span><text:span text:style-name="T214">Bold </text:span><text:span text:style-name="T215">for</text:span><text:span text:style-name="T214"> </text:span><text:span text:style-name="T15">what</text:span><text:span text:style-name="T214"> you </text:span><text:span text:style-name="T537">roll</text:span><text:span text:style-name="T408">. </text:span><text:span text:style-name="T216">Math </text:span><text:span text:style-name="T217">in ⌊ ⌋</text:span><text:span text:style-name="T218">: g</text:span><text:span text:style-name="T219">et</text:span><text:span text:style-name="T218"> ⌊</text:span><text:span text:style-name="T220">5</text:span><text:span text:style-name="T221"> </text:span><text:bookmark text:name="gen-h1-1-00000001"/><text:span text:style-name="T221">× </text:span><text:span text:style-name="T222">(</text:span><text:span text:style-name="T221">bushes ÷ </text:span><text:span text:style-name="T222">bears)</text:span><text:span text:style-name="T218">⌋ berries.</text:span></text:p>
      <text:p text:style-name="P12"><text:span text:style-name="T187"/></text:p>
      <text:p text:style-name="Standard"><text:span text:style-name="T709">Moves</text:span><text:span text:style-name="T2"> ►</text:span><text:span text:style-name="T20"> </text:span><text:span text:style-name="T223">A move is </text:span><text:span text:style-name="T224">an</text:span><text:span text:style-name="T225"> action</text:span><text:span text:style-name="T226"> you </text:span><text:span text:style-name="T227">can </text:span><text:span text:style-name="T225">take </text:span><text:span text:style-name="T228">as </text:span><text:span text:style-name="T693">either a </text:span><text:span text:style-name="T654">player</text:span><text:span text:style-name="T693"> or a </text:span><text:span text:style-name="T654">character</text:span><text:span text:style-name="T374"> </text:span><text:span text:style-name="T375">while</text:span><text:span text:style-name="T374"> playing this game. </text:span><text:span text:style-name="T376">A move’s </text:span><text:span text:style-name="T377">text describes </text:span><text:span text:style-name="T378">how the move works.</text:span><text:span text:style-name="T377"> </text:span><text:span text:style-name="T379">Usually a move has an in-game effect; sometimes it has activation conditions or costs.</text:span></text:p>
      <text:p text:style-name="P14"/>
      <text:p text:style-name="P13"><text:span text:style-name="T380">Meta moves, like this one, </text:span><text:span text:style-name="T381">define </text:span><text:span text:style-name="T382">or explain </text:span><text:span text:style-name="T383">stuff</text:span><text:span text:style-name="T380">. </text:span><text:span text:style-name="T384">You </text:span><text:span text:style-name="T265">⌞</text:span><text:span text:style-name="T264">make a move</text:span><text:span text:style-name="T265">⌝</text:span><text:span text:style-name="T384"> </text:span><text:span text:style-name="T385">like this one </text:span><text:span text:style-name="T384">just by reading it.</text:span></text:p>
      <text:p text:style-name="P13"><text:span text:style-name="T187"/></text:p>
      <text:p text:style-name="P15"><text:span text:style-name="T707">Aptitudes</text:span><text:span text:style-name="T716"> ►</text:span><text:span text:style-name="T24"> </text:span><text:span text:style-name="T83">An aptitude </text:span><text:span text:style-name="T120">is a score </text:span><text:span text:style-name="T60">represent</text:span><text:span text:style-name="T120">ing</text:span><text:span text:style-name="T60"> </text:span><text:span text:style-name="T117">a</text:span><text:span text:style-name="T119">f</text:span><text:span text:style-name="T117">finity</text:span><text:span text:style-name="T101"> or </text:span><text:span text:style-name="T61">proficiency </text:span><text:span text:style-name="T81">at some challenging </text:span><text:span text:style-name="T82">activity. ⌞</text:span><text:span text:style-name="T682">Moves⌝ </text:span><text:span text:style-name="T689">are verbs that </text:span><text:span text:style-name="T682">say what you </text:span><text:span text:style-name="T647">can do</text:span><text:span text:style-name="T682">; aptitudes </text:span><text:span text:style-name="T689">are nouns that </text:span><text:span text:style-name="T683">track </text:span><text:span text:style-name="T682">what you’re </text:span><text:span text:style-name="T647">good at</text:span><text:span text:style-name="T682">. </text:span><text:span text:style-name="T684">Don’t confuse them.</text:span></text:p>
      <text:p text:style-name="P15"><text:span text:style-name="T187"/></text:p>
      <text:p text:style-name="P38"><text:span text:style-name="T708">Resources</text:span><text:span text:style-name="T710"> ►</text:span><text:span text:style-name="T22"> </text:span><text:span text:style-name="T42">A r</text:span><text:span text:style-name="T22">esource </text:span><text:span text:style-name="T42">is </text:span><text:span text:style-name="T22">some asset or </text:span><text:span text:style-name="T43">quality</text:span><text:span text:style-name="T22"> </text:span><text:span text:style-name="T135">you have</text:span><text:span text:style-name="T118"> </text:span><text:span text:style-name="T135">in this game</text:span><text:span text:style-name="T22">. </text:span><text:span text:style-name="T36">S</text:span><text:span text:style-name="T34">ome </text:span><text:span text:style-name="T58">resources </text:span><text:span text:style-name="T35">are just </text:span><text:span text:style-name="T37">notes </text:span><text:span text:style-name="T38">you keep</text:span><text:span text:style-name="T34">, </text:span><text:span text:style-name="T36">but </text:span><text:span text:style-name="T80">many </text:span><text:span text:style-name="T33">are tracked with points </text:span><text:span text:style-name="T136">that go up and down during play. </text:span><text:span text:style-name="T137">Some combine both.</text:span></text:p>
      <text:p text:style-name="P38"><text:span text:style-name="T137"/></text:p>
      <text:p text:style-name="P17"><text:span text:style-name="T250">Make a move</text:span> ► <text:span text:style-name="T39">You “</text:span><text:span text:style-name="T40">make”</text:span><text:span text:style-name="T39"> a ⌞move⌝ </text:span><text:span text:style-name="T88">by </text:span><text:span text:style-name="T648">doing</text:span><text:span text:style-name="T649"> something described </text:span><text:span text:style-name="T650">in</text:span><text:span text:style-name="T649"> a move</text:span><text:span text:style-name="T660">. </text:span><text:span text:style-name="T668">You may be </text:span><text:span text:style-name="T651">required</text:span><text:span text:style-name="T668"> to make a move by its </text:span><text:span text:style-name="T685">description</text:span><text:span text:style-name="T668"> </text:span><text:span text:style-name="T672">or </text:span><text:span text:style-name="T686">by </text:span><text:span text:style-name="T672">some other move</text:span><text:span text:style-name="T668">. </text:span><text:span text:style-name="T661">If there’s no move that </text:span><text:span text:style-name="T690">kinda </text:span><text:span text:style-name="T661">describes what you’re doing, </text:span><text:span text:style-name="T662">or there is but you </text:span><text:span text:style-name="T679">don’t have</text:span><text:span text:style-name="T662"> it</text:span><text:span text:style-name="T661">, you can’t do that thing.</text:span></text:p>
      <text:p text:style-name="P33"/>
      <text:p text:style-name="P18"><text:span text:style-name="T663">I</text:span><text:span text:style-name="T662">f </text:span><text:span text:style-name="T691">a </text:span><text:span text:style-name="T662">move’s description says that some conditions </text:span><text:span text:style-name="T687">apply</text:span><text:span text:style-name="T662">, </text:span><text:span text:style-name="T663">but those conditions aren’t </text:span><text:span text:style-name="T688">met</text:span><text:span text:style-name="T663"> (and you can’t </text:span><text:span text:style-name="T688">meet them</text:span><text:span text:style-name="T663">)</text:span><text:span text:style-name="T662">, you can’t make the move. </text:span><text:span text:style-name="T664">Same if it says there’s a cost that you can’t or won’t </text:span><text:span text:style-name="T665">pay</text:span><text:span text:style-name="T664">.</text:span></text:p>
      <text:p text:style-name="P18"><text:span text:style-name="T664"/></text:p>
      <text:p text:style-name="P19"><text:span text:style-name="T718">Move chains</text:span> ► <text:span text:style-name="T20">Sometimes a ⌞move⌝ </text:span><text:span text:style-name="T41">(parent)</text:span><text:span text:style-name="T20"> says that it applies when you’re making a different move </text:span><text:span text:style-name="T41">(child)</text:span><text:span text:style-name="T20"> </text:span><text:span text:style-name="T316">or that you should make another move (child) as a </text:span><text:span text:style-name="T318">part</text:span><text:span text:style-name="T316"> of </text:span><text:span text:style-name="T319">the parent</text:span><text:span text:style-name="T316">. Unless otherwise stated, you’re </text:span><text:span text:style-name="T320">making both moves: </text:span><text:span text:style-name="T316">first parent, then child. </text:span><text:span text:style-name="T322">Everything</text:span><text:span text:style-name="T316"> </text:span><text:span text:style-name="T321">related to the </text:span><text:span text:style-name="T316">child appl</text:span><text:span text:style-name="T323">ies</text:span><text:span text:style-name="T316"> </text:span><text:span text:style-name="T317">normally</text:span><text:span text:style-name="T316">, unless the parent move says </text:span><text:span text:style-name="T324">otherwis</text:span><text:span text:style-name="T363">e.</text:span></text:p>
      <text:h text:style-name="P40" text:outline-level="2"><text:span text:style-name="T633">Respect our limits</text:span><text:span text:style-name="T507"> ► This game </text:span><text:span text:style-name="T508">is </text:span><text:span text:style-name="T509">for everyone at the table</text:span><text:span text:style-name="T507">. If somebody </text:span><text:span text:style-name="T505">needs to </text:span><text:span text:style-name="T630">⌞</text:span><text:span text:style-name="T629">state a limit</text:span><text:span text:style-name="T637">⌝</text:span><text:span text:style-name="T507">, immediately cut away or fade to black from whatever is upsetting them. Talk as a table about how to continue the story while </text:span><text:span text:style-name="T510">embracing</text:span><text:span text:style-name="T507"> the limit.</text:span></text:h>
      <text:h text:style-name="P40" text:outline-level="2"><text:span text:style-name="T507"/></text:h>
      <text:list xml:id="list3402523581" text:style-name="L1">
        <text:list-header>
          <text:h text:style-name="P53" text:outline-level="2"><text:span text:style-name="T250">State a limit</text:span><text:span text:style-name="T266"> ► </text:span><text:span text:style-name="T279">This is a game to have fun. If some theme, activity, or imagery of the story is ruining your fun, speak up. </text:span><text:span text:style-name="T280">You don’t have to explain why, you only have to </text:span><text:span text:style-name="T281">indicate </text:span><text:span text:style-name="T280">what.</text:span></text:h>
          <text:h text:style-name="P53" text:outline-level="2"><text:span text:style-name="T280"/></text:h>
        </text:list-header>
      </text:list>
      <text:h text:style-name="P54" text:outline-level="2"><text:span text:style-name="T250">Think </text:span><text:span text:style-name="T251">for the camera</text:span><text:span text:style-name="T266"> ► </text:span><text:span text:style-name="T279">This game works better when </text:span><text:span text:style-name="T313">we</text:span><text:span text:style-name="T279"> think like </text:span><text:span text:style-name="T315">we’re</text:span><text:span text:style-name="T308"> </text:span><text:span text:style-name="T279">directing a </text:span><text:span text:style-name="T348">TV</text:span><text:span text:style-name="T289"> series more</text:span><text:span text:style-name="T279"> than writing a novel. Focus on what </text:span><text:span text:style-name="T313">we</text:span><text:span text:style-name="T308"> </text:span><text:span text:style-name="T279">can perceive with </text:span><text:span text:style-name="T309">ou</text:span><text:span text:style-name="T310">r</text:span><text:span text:style-name="T309"> </text:span><text:span text:style-name="T279">senses </text:span><text:span text:style-name="T287">here in the moment.</text:span></text:h>
      <text:h text:style-name="P54" text:outline-level="2"><text:span text:style-name="T287"/></text:h>
      <text:h text:style-name="P55" text:outline-level="2"><text:span text:style-name="T258">Invent fiction</text:span><text:span text:style-name="T279"> ► </text:span><text:span text:style-name="T290">This game shines when you s</text:span><text:span text:style-name="T279">peak up </text:span><text:span text:style-name="T290">to </text:span><text:span text:style-name="T298">refine, </text:span><text:span text:style-name="T305">improve,</text:span><text:span text:style-name="T297"> or </text:span><text:span text:style-name="T304">augment</text:span><text:span text:style-name="T297"> </text:span><text:span text:style-name="T299">the </text:span><text:span text:style-name="T302">scenario</text:span><text:span text:style-name="T279">. </text:span><text:span text:style-name="T300">It needs to make sense, and t</text:span><text:span text:style-name="T296">he </text:span><text:span text:style-name="T306">GM</text:span><text:span text:style-name="T296"> has final veto, but the </text:span><text:span text:style-name="T301">only firm rule</text:span><text:span text:style-name="T296"> is: </text:span><text:span text:style-name="T282">don’t contradict anything already established. </text:span><text:span text:style-name="T267">Use this to set up </text:span><text:span text:style-name="T272">a</text:span><text:span text:style-name="T267"> move </text:span><text:span text:style-name="T365">or</text:span><text:span text:style-name="T267"> </text:span><text:span text:style-name="T268">just </text:span><text:span text:style-name="T271">to </text:span><text:span text:style-name="T267">make </text:span><text:span text:style-name="T270">shit</text:span><text:span text:style-name="T267"> cooler.</text:span></text:h>
      <text:h text:style-name="P60" text:outline-level="2"/>
      <text:h text:style-name="P66" text:outline-level="2"><text:span text:style-name="T283">Ex.</text:span><text:span text:style-name="T21"> </text:span><text:span text:style-name="T328">T</text:span><text:span text:style-name="T329">he</text:span><text:span text:style-name="T330">y’re </text:span><text:span text:style-name="T329">wearing </text:span><text:span text:style-name="T331">my</text:span><text:span text:style-name="T329"> favorite </text:span><text:span text:style-name="T332">designer. </text:span><text:span text:style-name="T333">My</text:span><text:span text:style-name="T334"> </text:span><text:span text:style-name="T335">fur</text:span><text:span text:style-name="T334"> is </text:span><text:span text:style-name="T336">saturated violet</text:span><text:span text:style-name="T337">. </text:span><text:span text:style-name="T338">Lucky </text:span><text:span text:style-name="T339">I’ve always got my boot knife.</text:span><text:span text:style-name="T332"> </text:span><text:span text:style-name="T283">Maybe the </text:span><text:span text:style-name="T340">roof</text:span><text:span text:style-name="T283"> collapsed in one corner. </text:span><text:span text:style-name="T328">It’s a huge gun, </text:span><text:span text:style-name="T341">just</text:span><text:span text:style-name="T328"> a fucking giant revolver with shells like Vienna sausages</text:span><text:span text:style-name="T342">.</text:span><text:span text:style-name="T328"> </text:span><text:span text:style-name="T343">Surely there’s </text:span><text:span text:style-name="T344">a forklift in this warehouse.</text:span></text:h>
      <text:h text:style-name="P66" text:outline-level="2"><text:span text:style-name="T344"/></text:h>
      <text:h text:style-name="P56" text:outline-level="2"><text:span text:style-name="T252">B</text:span><text:span text:style-name="T250">e curious, not cautious</text:span><text:span text:style-name="T266"> ►</text:span><text:span text:style-name="T279"> </text:span><text:span text:style-name="T292">This</text:span><text:span text:style-name="T279"> game is more fun when </text:span><text:span text:style-name="T314">we</text:span><text:span text:style-name="T279"> play to find out what happens </text:span><text:span text:style-name="T284">than when </text:span><text:span text:style-name="T314">we</text:span><text:span text:style-name="T311"> </text:span><text:span text:style-name="T284">play to keep our character</text:span><text:span text:style-name="T325">s</text:span><text:span text:style-name="T284"> </text:span><text:span text:style-name="T312">content</text:span><text:span text:style-name="T284">. </text:span><text:span text:style-name="T285">Stories about people who never </text:span><text:span text:style-name="T294">take risks, never </text:span><text:span text:style-name="T285">get hurt, who never fail </text:span><text:span text:style-name="T286">leave </text:span><text:span text:style-name="T285">fewer memories than stories about </text:span><text:span text:style-name="T286">a hot fucking mess</text:span><text:span text:style-name="T288">.</text:span></text:h>
      <text:h text:style-name="P56" text:outline-level="2"><text:span text:style-name="T362"/></text:h>
      <text:h text:style-name="P57" text:outline-level="2"><text:span text:style-name="T253">D</text:span><text:span text:style-name="T254">on’t sweat the meta</text:span><text:span text:style-name="T269"> ► </text:span><text:span text:style-name="T291">In this game, i</text:span><text:span text:style-name="T293">t’s okay for you to know things </text:span><text:span text:style-name="T295">that</text:span><text:span text:style-name="T293"> you don’t know, and to act on that knowledge when it would make </text:span><text:span text:style-name="T303">shit</text:span><text:span text:style-name="T293"> cooler. </text:span><text:span text:style-name="T307">Likewise, don’t </text:span><text:span text:style-name="T346">keep</text:span><text:span text:style-name="T345"> secrets </text:span><text:span text:style-name="T347">out-of-character</text:span><text:span text:style-name="T307">. Be </text:span><text:span text:style-name="T345">open </text:span><text:span text:style-name="T307">so that </text:span><text:span text:style-name="T359">folks </text:span><text:span text:style-name="T361">can </text:span><text:span text:style-name="T359">appreciate</text:span><text:span text:style-name="T307"> </text:span><text:span text:style-name="T357">the badass in-character secrets you’re </text:span><text:span text:style-name="T360">keeping</text:span><text:span text:style-name="T358">.</text:span></text:h>
      <text:h text:style-name="P57" text:outline-level="2"><text:span text:style-name="T358"/></text:h>
      <text:h text:style-name="P41" text:outline-level="2"><text:span text:style-name="T634">Dispute</text:span><text:span text:style-name="T632"> fiction</text:span><text:span text:style-name="T562"> </text:span><text:span text:style-name="T446">► Sometimes the </text:span><text:span text:style-name="T452">GM</text:span><text:span text:style-name="T446"> will say something they think is cool, </text:span><text:span text:style-name="T526">but </text:span><text:span text:style-name="T527">that would make you turn off a show you were watching</text:span><text:span text:style-name="T446">. </text:span><text:span text:style-name="T448">You’</text:span><text:span text:style-name="T449">re</text:span><text:span text:style-name="T448"> </text:span><text:span text:style-name="T450">trying</text:span><text:span text:style-name="T448"> to </text:span><text:span text:style-name="T628">⌞be curious, not cautious⌝</text:span><text:span text:style-name="T448"> but whatever the </text:span><text:span text:style-name="T452">GM</text:span><text:span text:style-name="T448"> said just seems to </text:span><text:span text:style-name="T528">ruin </text:span><text:span text:style-name="T448">the whole damn </text:span><text:span text:style-name="T546">thing</text:span><text:span text:style-name="T448"> for you. Speak up and negotiate </text:span><text:span text:style-name="T451">an</text:span><text:span text:style-name="T448"> alternative. </text:span><text:span text:style-name="T529">This is your story too.</text:span></text:h>
      <text:p text:style-name="P16"><text:span text:style-name="T444">Labeled </text:span><text:span text:style-name="T445">items</text:span><text:span text:style-name="T444"> ►</text:span><text:span text:style-name="T393"> </text:span><text:span text:style-name="T432">Items that are grouped together in a section </text:span><text:span text:style-name="T434">might</text:span><text:span text:style-name="T432"> be referred to from inside a </text:span><text:span text:style-name="T408">⌞move⌝ </text:span><text:span text:style-name="T433">by just the section name</text:span><text:span text:style-name="T432">. This means any or all the items </text:span><text:span text:style-name="T435">from</text:span><text:span text:style-name="T432"> that section </text:span><text:span text:style-name="T436">and its subsections.</text:span></text:p>
      <text:p text:style-name="P16"><text:span text:style-name="T436"/></text:p>
      <text:p text:style-name="P20">Bought and free items ► <text:span text:style-name="T20">Some items have a ○ or △; you buy these to select or improve your moves, aptitudes, and resources.</text:span></text:p>
      <text:p text:style-name="P20"><text:span text:style-name="T426"/></text:p>
      <text:p text:style-name="P20"><text:span text:style-name="T430">Once bought, they mean the same. </text:span><text:span text:style-name="T431">T</text:span><text:span text:style-name="T426">he difference is that you buy </text:span><text:span text:style-name="T396">○ </text:span><text:span text:style-name="T426">at </text:span><text:span text:style-name="T641">creation</text:span><text:span text:style-name="T426"> or with </text:span><text:span text:style-name="T641">XP</text:span><text:span text:style-name="T426">; </text:span><text:span text:style-name="T427">b</text:span><text:span text:style-name="T517">ut you </text:span><text:span text:style-name="T593">cannot buy </text:span><text:span text:style-name="T594">△</text:span><text:span text:style-name="T593"> directly</text:span><text:span text:style-name="T517">, </text:span><text:span text:style-name="T518">only when a ⌞move⌝ or the GM says so.</text:span></text:p>
      <text:p text:style-name="P21"><text:span text:style-name="T406"/></text:p>
      <text:p text:style-name="P22"><text:span text:style-name="T414">When you buy a </text:span><text:span text:style-name="T396">○ </text:span><text:span text:style-name="T428">or get a </text:span><text:span text:style-name="T447">△</text:span><text:span text:style-name="T396">, </text:span><text:span text:style-name="T414">fill it </text:span><text:span text:style-name="T415">in </text:span><text:span text:style-name="T425">solid</text:span><text:span text:style-name="T397">. </text:span><text:span text:style-name="T429">This is </text:span><text:span text:style-name="T640">typically</text:span><text:span text:style-name="T429"> permanent. </text:span><text:span text:style-name="T402">Items with </text:span><text:span text:style-name="T396">● </text:span><text:span text:style-name="T402">are </text:span><text:span text:style-name="T403">“</text:span><text:span text:style-name="T425">pre-bought”.</text:span></text:p>
      <text:p text:style-name="P23"/>
      <text:p text:style-name="P24"><text:span text:style-name="T405">I</text:span><text:span text:style-name="T400">tems</text:span><text:span text:style-name="T397"> </text:span><text:span text:style-name="T407">with neither</text:span><text:span text:style-name="T397"> </text:span><text:span text:style-name="T447">△, </text:span><text:span text:style-name="T396">○, </text:span><text:span text:style-name="T409">nor</text:span><text:span text:style-name="T404"> </text:span><text:span text:style-name="T396">● </text:span><text:span text:style-name="T397">are </text:span><text:span text:style-name="T401">automatically </text:span><text:span text:style-name="T411">in play</text:span><text:span text:style-name="T397"> if your playbook contains them.</text:span></text:p>
      <text:p text:style-name="P24"><text:span text:style-name="T397"/></text:p>
      <text:p text:style-name="P36"><text:span text:style-name="T726">Aptitude Rating </text:span><text:span text:style-name="T727">►</text:span><text:span text:style-name="T726"> </text:span><text:span text:style-name="T728">When you get an ⌞aptitude⌝, it starts at +0. Each </text:span><text:span text:style-name="T730">additional</text:span><text:span text:style-name="T728"> ○ you buy gives you another +1 to your modifier. If you </text:span><text:span text:style-name="T729">don’t have</text:span><text:span text:style-name="T728"> an aptitude, but need to </text:span><text:span text:style-name="T724">⌞</text:span><text:span text:style-name="T725">roll</text:span><text:span text:style-name="T724">⌝</text:span><text:span text:style-name="T728"> it anyway, roll with </text:span><text:bookmark text:name="gen-h1-1-000000014"/><text:span text:style-name="T2">−</text:span><text:span text:style-name="T726">1</text:span><text:span text:style-name="T728">.</text:span></text:p>
      <text:p text:style-name="P3"/>
      <text:p text:style-name="P7"><text:span text:style-name="T121">Some aptitudes have more </text:span><text:span text:style-name="T122">or </text:span><text:span text:style-name="T123">less</text:span><text:span text:style-name="T122"> </text:span><text:span text:style-name="T124">○ </text:span><text:span text:style-name="T125">available</text:span><text:span text:style-name="T124">. </text:span><text:span text:style-name="T126">Buying </text:span><text:span text:style-name="T122">more than </text:span><text:span text:style-name="T127">4</text:span><text:span text:style-name="T121"> </text:span><text:span text:style-name="T124">○ </text:span><text:span text:style-name="T121">let</text:span><text:span text:style-name="T128">s</text:span><text:span text:style-name="T121"> you soak up penalties to rolls, </text:span><text:span text:style-name="T129">but</text:span><text:span text:style-name="T121"> </text:span><text:span text:style-name="T130">doesn’t </text:span><text:span text:style-name="T121">let you exceed the maximum </text:span><text:span text:style-name="T131">total </text:span><text:span text:style-name="T121">modifier </text:span><text:span text:style-name="T241">of +3 on </text:span><text:span text:style-name="T240">a roll.</text:span></text:p>
      <text:p text:style-name="P7"><text:span text:style-name="T121"/></text:p>
      <text:p text:style-name="P8"><text:span text:style-name="T711">Gated moves (0) </text:span>►<text:span text:style-name="T20"> </text:span><text:span text:style-name="T44">Some moves have a number in parenthesis after the name. </text:span><text:span text:style-name="T45">In order to buy such a move, y</text:span><text:span text:style-name="T44">ou must already have </text:span><text:span text:style-name="T48">at least </text:span><text:span text:style-name="T46">that </text:span><text:span text:style-name="T47">number of </text:span><text:span text:style-name="T44">moves from the same </text:span><text:span text:style-name="T86">sub</text:span><text:span text:style-name="T44">section of your playbook.</text:span></text:p>
      <text:p text:style-name="P8"><text:span text:style-name="T44"/></text:p>
      <text:p text:style-name="P9"><text:span text:style-name="T273">🗣</text:span><text:span text:style-name="T255">Consult the GM</text:span><text:span text:style-name="T714"> ►</text:span><text:span text:style-name="T89"> Stuff with </text:span><text:span text:style-name="T105">a </text:span><text:span text:style-name="T273">🗣</text:span><text:span text:style-name="T326"> </text:span><text:span text:style-name="T327">icon</text:span><text:span text:style-name="T89"> </text:span><text:span text:style-name="T92">may not be appropriate </text:span><text:span text:style-name="T93">for </text:span><text:span text:style-name="T95">your </text:span><text:span text:style-name="T100">story </text:span><text:span text:style-name="T115">(</text:span><text:span text:style-name="T112">at this time</text:span><text:span text:style-name="T115">)</text:span><text:span text:style-name="T95">—</text:span><text:span text:style-name="T96">or it </text:span><text:span text:style-name="T92">may have </text:span><text:span text:style-name="T95">special </text:span><text:span text:style-name="T107">fictional </text:span><text:span text:style-name="T95">restrictions </text:span><text:span text:style-name="T97">or implications</text:span><text:span text:style-name="T91">.</text:span><text:span text:style-name="T90"> </text:span><text:span text:style-name="T92">Talk to the GM</text:span><text:span text:style-name="T94"> </text:span><text:span text:style-name="T113">about</text:span><text:span text:style-name="T99"> taking</text:span><text:span text:style-name="T98"> </text:span><text:span text:style-name="T114">a</text:span><text:span text:style-name="T116">ny</text:span><text:span text:style-name="T114"> </text:span><text:span text:style-name="T714">🗣</text:span><text:span text:style-name="T89"> </text:span><text:span text:style-name="T106">option</text:span><text:span text:style-name="T89">. </text:span><text:span text:style-name="T109">Please </text:span><text:span text:style-name="T111">be cool </text:span><text:span text:style-name="T108">if </text:span><text:span text:style-name="T114">it’s </text:span><text:span text:style-name="T110">un</text:span><text:span text:style-name="T108">available; </text:span><text:span text:style-name="T149">boundaries</text:span><text:span text:style-name="T148"> define </text:span><text:span text:style-name="T150">stories.</text:span></text:p>
      <text:p text:style-name="P9"><text:span text:style-name="T138"/></text:p>
      <text:p text:style-name="P25"><text:span text:style-name="T566">(</text:span><text:span text:style-name="T565">Progress</text:span><text:span text:style-name="T566">)</text:span><text:span text:style-name="T565"> </text:span><text:span text:style-name="T567">B</text:span><text:span text:style-name="T565">ars</text:span><text:span text:style-name="T562"> </text:span><text:span text:style-name="T571">►</text:span><text:span text:style-name="T446"> </text:span><text:span text:style-name="T512">P</text:span><text:span text:style-name="T471">rogress bars</text:span><text:span text:style-name="T446"> are </text:span><text:span text:style-name="T453">a </text:span><text:span text:style-name="T513">GM-</text:span><text:span text:style-name="T514">managed </text:span><text:span text:style-name="T515">shared</text:span><text:span text:style-name="T513"> ⌞resource⌝</text:span><text:span text:style-name="T453"> </text:span><text:span text:style-name="T446">abstract</text:span><text:span text:style-name="T513">ly</text:span><text:span text:style-name="T446"> </text:span><text:span text:style-name="T513">representing</text:span><text:span text:style-name="T446"> </text:span><text:span text:style-name="T468">rising tension</text:span><text:span text:style-name="T458"> or </text:span><text:span text:style-name="T469">sustained </text:span><text:span text:style-name="T454">activit</text:span><text:span text:style-name="T468">y</text:span><text:span text:style-name="T459">. </text:span><text:span text:style-name="T455">A </text:span><text:span text:style-name="T471">bar </text:span><text:span text:style-name="T455">has a title and some number of ticks between </text:span><text:span text:style-name="T497">2</text:span><text:span text:style-name="T455"> and 8. </text:span><text:span text:style-name="T457">When the last tick is filled</text:span><text:span text:style-name="T456">, </text:span><text:span text:style-name="T460">whatever the title says happens.</text:span></text:p>
      <text:p text:style-name="P25"><text:span text:style-name="T460"/></text:p>
      <text:p text:style-name="P26"><text:span text:style-name="T635">T</text:span><text:span text:style-name="T632">ick a </text:span><text:span text:style-name="T636">bar</text:span><text:span text:style-name="T562"> </text:span><text:span text:style-name="T571">►</text:span><text:span text:style-name="T446"> </text:span><text:span text:style-name="T472">When the GM or a move says to tick a ⌞bar</text:span><text:span text:style-name="T506">⌝</text:span><text:span text:style-name="T472">, fill one tick on it.</text:span><text:span text:style-name="T473"> If they say to tick it some number of times, fill that many ticks.</text:span></text:p>
      <text:p text:style-name="P39"><text:soft-page-break/><text:span text:style-name="T717">Resource points ►</text:span><text:span text:style-name="T139"> If applicable, </text:span><text:span text:style-name="T140">e</text:span><text:span text:style-name="T29">ach point of a </text:span><text:span text:style-name="T229">particular ⌞r</text:span><text:span text:style-name="T29">esource</text:span><text:span text:style-name="T506">⌝</text:span><text:span text:style-name="T511"> is</text:span><text:span text:style-name="T29"> </text:span><text:span text:style-name="T132">tracked</text:span><text:span text:style-name="T29"> with a</text:span><text:span text:style-name="T22"> </text:span><text:span text:style-name="T28">▢—</text:span><text:span text:style-name="T142">maybe</text:span><text:span text:style-name="T141"> with </text:span><text:span text:style-name="T144">an </text:span><text:span text:style-name="T143">individual </text:span><text:span text:style-name="T141">note attached</text:span><text:span text:style-name="T28">. </text:span><text:span text:style-name="T230">Some resources come in ranks </text:span><text:span text:style-name="T133">with </text:span><text:span text:style-name="T396">○</text:span><text:span text:style-name="T231">, </text:span><text:span text:style-name="T232">permitting you to </text:span><text:span text:style-name="T59">buy </text:span><text:span text:style-name="T232">more </text:span><text:span text:style-name="T28">▢</text:span><text:span text:style-name="T230">. </text:span><text:span text:style-name="T443">Unless stated otherwise, you start the game with all resources full.</text:span></text:p>
      <text:p text:style-name="P4"/>
      <text:p text:style-name="P10"><text:span text:style-name="T26">When you </text:span><text:span text:style-name="T27">restore or </text:span><text:span text:style-name="T26">gain a resource, fill a </text:span><text:span text:style-name="T28">▢. </text:span><text:span text:style-name="T29">You cannot have more of a </text:span><text:span text:style-name="T30">r</text:span><text:span text:style-name="T29">esource than you </text:span><text:span text:style-name="T31">have </text:span><text:span text:style-name="T28">▢ </text:span><text:span text:style-name="T29">for </text:span><text:span text:style-name="T134">it</text:span><text:span text:style-name="T29">. </text:span><text:span text:style-name="T32">If all your </text:span><text:span text:style-name="T28">▢</text:span><text:span text:style-name="T32"> are full when you’re supposed to gain the resource, just don’t fill anything. </text:span></text:p>
      <text:p text:style-name="P4"/>
      <text:p text:style-name="P27"><text:span text:style-name="T399">When you spend or lose a resource, erase a filled </text:span><text:span text:style-name="T398">▢. </text:span><text:span text:style-name="T399">If you don’t have any filled </text:span><text:span text:style-name="T398">▢, </text:span><text:span text:style-name="T416">you can’t do move</text:span><text:span text:style-name="T418">s</text:span><text:span text:style-name="T416"> requiring you to </text:span><text:span text:style-name="T638">spend</text:span><text:span text:style-name="T416"> </text:span><text:span text:style-name="T419">that </text:span><text:span text:style-name="T416">resource</text:span><text:span text:style-name="T399">. </text:span><text:span text:style-name="T417">On the </text:span><text:span text:style-name="T421">other hand</text:span><text:span text:style-name="T416">, if a </text:span><text:span text:style-name="T410">move’</text:span><text:span text:style-name="T412">s effect</text:span><text:span text:style-name="T410"> tells you to </text:span><text:span text:style-name="T639">lose</text:span><text:span text:style-name="T410"> a resource </text:span><text:span text:style-name="T420">you’re out of</text:span><text:span text:style-name="T410">, just don’t erase anything—any other effects or consequences of the move still happen as normal, though.</text:span></text:p>
      <text:p text:style-name="P5"/>
      <text:p text:style-name="P29"><text:span text:style-name="T257">Lose what you spend</text:span> ► <text:span text:style-name="T20">Unless stated otherwise </text:span><text:span text:style-name="T49">and regardless of where the cost appears in the move’s description </text:span><text:span text:style-name="T56">text</text:span><text:span text:style-name="T20">, you </text:span><text:span text:style-name="T50">lose </text:span><text:span text:style-name="T51">a</text:span><text:span text:style-name="T20"> move’s cost</text:span><text:span text:style-name="T52">(</text:span><text:span text:style-name="T20">s</text:span><text:span text:style-name="T52">)</text:span><text:span text:style-name="T20"> </text:span><text:span text:style-name="T644">immediately before you roll</text:span><text:span text:style-name="T659"> </text:span><text:span text:style-name="T667">and</text:span><text:span text:style-name="T666"> determine results</text:span><text:span text:style-name="T659">. </text:span><text:span text:style-name="T666">If there’s no roll, </text:span><text:span text:style-name="T671">you just lose the ⌞resource⌝</text:span><text:span text:style-name="T666"> before the effect takes place.</text:span></text:p>
      <text:p text:style-name="P29"><text:span text:style-name="T666"/></text:p>
      <text:p text:style-name="P81"><text:span text:style-name="T564">Harm</text:span><text:span text:style-name="T563"> ► </text:span><text:span text:style-name="T461">Harm is abstract </text:span><text:span text:style-name="T503">systemic or </text:span><text:span text:style-name="T489">traumatic </text:span><text:span text:style-name="T461">damage </text:span><text:span text:style-name="T488">(not necessarily physical)</text:span><text:span text:style-name="T461"> </text:span><text:span text:style-name="T494">sustained by </text:span><text:span text:style-name="T561">someone or </text:span><text:span text:style-name="T494">something</text:span><text:span text:style-name="T486"> </text:span><text:span text:style-name="T579">animate</text:span><text:span text:style-name="T462">. </text:span><text:span text:style-name="T463">A single injury can do 1-3 harm. </text:span><text:span text:style-name="T474">Unless a move says specifically how much harm it does, just use common sense </text:span><text:span text:style-name="T475">and the scale below.</text:span></text:p>
      <text:p text:style-name="P61"/>
      <text:p text:style-name="P42"><text:span text:style-name="T552">O</text:span><text:span text:style-name="T476">ne </text:span><text:span text:style-name="T490">serious</text:span><text:span text:style-name="T476"> injury </text:span><text:span text:style-name="T552">or many small ones</text:span><text:span text:style-name="T476">—</text:span><text:span text:style-name="T492">you want </text:span><text:span text:style-name="T554">help</text:span><text:span text:style-name="T492">—</text:span><text:span text:style-name="T476">1 harm. </text:span><text:span text:style-name="T487">A </text:span><text:span text:style-name="T491">l</text:span><text:span text:style-name="T476">ife-threatening </text:span><text:span text:style-name="T487">injury</text:span><text:span text:style-name="T476">—</text:span><text:span text:style-name="T492">you </text:span><text:span text:style-name="T578">need</text:span><text:span text:style-name="T492"> </text:span><text:span text:style-name="T554">help</text:span><text:span text:style-name="T492">—</text:span><text:span text:style-name="T476">2 harm.</text:span><text:span text:style-name="T464"> </text:span><text:span text:style-name="T487">An injury likely</text:span><text:span text:style-name="T476"> to outright kill </text:span><text:span text:style-name="T553">someone</text:span><text:span text:style-name="T476">—</text:span><text:span text:style-name="T555">beyond help</text:span><text:span text:style-name="T493">—</text:span><text:span text:style-name="T476">3 harm</text:span><text:span text:style-name="T493">.</text:span></text:p>
      <text:p text:style-name="P44"><text:span text:style-name="T502"/></text:p>
      <text:p text:style-name="P30">Status ► <text:span text:style-name="T242">Status is everything </text:span><text:span text:style-name="T245">established as currently</text:span><text:span text:style-name="T242"> true </text:span><text:span text:style-name="T245">in the story </text:span><text:span text:style-name="T242">about </text:span><text:span text:style-name="T243">you </text:span><text:span text:style-name="T246">(</text:span><text:span text:style-name="T243">or something else</text:span><text:span text:style-name="T246">)</text:span><text:span text:style-name="T243"> that is </text:span><text:span text:style-name="T657">either</text:span><text:span text:style-name="T243"> permanently different from how you began the story </text:span><text:span text:style-name="T657">or</text:span><text:span text:style-name="T694"> a significant but temporary deviation from the norm. </text:span><text:span text:style-name="T695">In the rules, “</text:span><text:span text:style-name="T658">a</text:span><text:span text:style-name="T695"> status” means a short, descriptive, free-form phrase that describes the change in status. </text:span><text:span text:style-name="T699">If </text:span><text:span text:style-name="T703">the GM or a move says </text:span><text:span text:style-name="T699">you get a status, w</text:span><text:span text:style-name="T698">rite it down. </text:span><text:span text:style-name="T704">While a status is written down, nothing in the story can contradict it</text:span><text:span text:style-name="T705">.</text:span></text:p>
      <text:p text:style-name="P30"><text:span text:style-name="T695"/></text:p>
      <text:p text:style-name="P30"><text:span text:style-name="T696">Ex. “</text:span><text:span text:style-name="T702">on fire</text:span><text:span text:style-name="T696">”; “enraptured”; “</text:span><text:span text:style-name="T701">scary</text:span><text:span text:style-name="T697">”; </text:span><text:span text:style-name="T696">“wanted by authorities”; “</text:span><text:span text:style-name="T700">glowing”; “scared”; “</text:span><text:span text:style-name="T706">has a third</text:span><text:span text:style-name="T700"> eye”.</text:span></text:p>
      <text:p text:style-name="P31"><text:span text:style-name="T250">Remove a status</text:span> ►<text:span text:style-name="T20"> </text:span><text:span text:style-name="T57">E</text:span><text:span text:style-name="T25">rase</text:span><text:span text:style-name="T20"> a ⌞status⌝ when a move or the GM says you can, or when it no longer makes sense for it to be true.</text:span></text:p>
      <text:p text:style-name="P31"><text:span text:style-name="T20"/></text:p>
      <text:p text:style-name="P63"><text:span text:style-name="T256">Exploit status</text:span><text:span text:style-name="T720"> ►</text:span><text:span text:style-name="T151"> </text:span><text:span text:style-name="T152">When you </text:span><text:span text:style-name="T153">make </text:span><text:span text:style-name="T152">a ⌞</text:span><text:span text:style-name="T154">story move⌝</text:span><text:span text:style-name="T152">, </text:span><text:span text:style-name="T155">you can </text:span><text:span text:style-name="T156">describe</text:span><text:span text:style-name="T152"> how you’re capitalizing on </text:span><text:span text:style-name="T244">your </text:span><text:span text:style-name="T152"><text:s/>⌞</text:span><text:span text:style-name="T157">status⌝ </text:span><text:span text:style-name="T158">(</text:span><text:span text:style-name="T244">or someone else</text:span><text:span text:style-name="T158">)</text:span><text:span text:style-name="T157"> </text:span><text:span text:style-name="T159">to</text:span><text:span text:style-name="T160"> </text:span><text:span text:style-name="T161">add </text:span><text:span text:style-name="T160">+1 on your move. </text:span><text:span text:style-name="T247">You can only do this once per </text:span><text:span text:style-name="T248">story move.</text:span></text:p>
      <text:p text:style-name="P62"><text:span text:style-name="T162"/></text:p>
      <text:p text:style-name="P28"><text:span text:style-name="T260">Read the dice</text:span><text:span text:style-name="T713"> ►</text:span><text:span text:style-name="T53"> </text:span><text:span text:style-name="T23"><text:s/></text:span><text:span text:style-name="T54">When you roll, you’ll get a number </text:span><text:span text:style-name="T75">between</text:span><text:span text:style-name="T54"> </text:span><text:span text:style-name="T87">−1</text:span><text:span text:style-name="T54"> </text:span><text:span text:style-name="T76">and </text:span><text:span text:style-name="T54">15. </text:span><text:span text:style-name="T178">R</text:span><text:span text:style-name="T174">esults are </text:span><text:span text:style-name="T175">define</text:span><text:span text:style-name="T177">d </text:span><text:span text:style-name="T184">not in terms of success and failure, but </text:span><text:span text:style-name="T174">how your roll affects your </text:span><text:span text:style-name="T176">metaphorical </text:span><text:span text:style-name="T183">narrative </text:span><text:span text:style-name="T174">“momentum” </text:span><text:span text:style-name="T185">going forward</text:span><text:span text:style-name="T174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0">Range</text:p>
          </table:table-cell>
          <table:table-cell table:style-name="Table1.A1" office:value-type="string">
            <text:p text:style-name="P91">Result</text:p>
          </table:table-cell>
          <table:table-cell table:style-name="Table1.A1" office:value-type="string">
            <text:p text:style-name="P92">Icon</text:p>
          </table:table-cell>
        </table:table-row>
        <table:table-row>
          <table:table-cell table:style-name="Table1.A1" office:value-type="string">
            <text:p text:style-name="P93"><text:span text:style-name="T712">≥13</text:span></text:p>
          </table:table-cell>
          <table:table-cell table:style-name="Table1.A1" office:value-type="string">
            <text:p text:style-name="P94">Gain <text:span text:style-name="T723">Momentum</text:span></text:p>
          </table:table-cell>
          <table:table-cell table:style-name="Table1.A1" office:value-type="string">
            <text:p text:style-name="P11">🡕</text:p>
          </table:table-cell>
        </table:table-row>
        <table:table-row>
          <table:table-cell table:style-name="Table1.A1" office:value-type="string">
            <text:p text:style-name="P93"><text:span text:style-name="T740">10</text:span>-1<text:span text:style-name="T740">2</text:span></text:p>
          </table:table-cell>
          <table:table-cell table:style-name="Table1.A1" office:value-type="string">
            <text:p text:style-name="P94">Carr<text:span text:style-name="T722">y Momentum</text:span></text:p>
          </table:table-cell>
          <table:table-cell table:style-name="Table1.A1" office:value-type="string">
            <text:p text:style-name="P11">🡒</text:p>
          </table:table-cell>
        </table:table-row>
        <table:table-row>
          <table:table-cell table:style-name="Table1.A1" office:value-type="string">
            <text:p text:style-name="P93"><text:span text:style-name="T739">7</text:span>-<text:span text:style-name="T740">9</text:span></text:p>
          </table:table-cell>
          <table:table-cell table:style-name="Table1.A1" office:value-type="string">
            <text:p text:style-name="P32"><text:span text:style-name="T442">Slow</text:span><text:span text:style-name="T440"> Momentum</text:span></text:p>
          </table:table-cell>
          <table:table-cell table:style-name="Table1.A1" office:value-type="string">
            <text:p text:style-name="P11">🡖</text:p>
          </table:table-cell>
        </table:table-row>
        <table:table-row table:style-name="Table1.5">
          <table:table-cell table:style-name="Table1.A1" office:value-type="string">
            <text:p text:style-name="P93"><text:span text:style-name="T738">≤6</text:span></text:p>
          </table:table-cell>
          <table:table-cell table:style-name="Table1.B5" office:value-type="string">
            <text:p text:style-name="P6">Stall Momentum</text:p>
          </table:table-cell>
          <table:table-cell table:style-name="Table1.A1" office:value-type="string">
            <text:p text:style-name="P11">🡓</text:p>
          </table:table-cell>
        </table:table-row>
      </table:table>
      <text:p text:style-name="P64"><text:span text:style-name="T181"/></text:p>
      <text:p text:style-name="P64"><text:span text:style-name="T181">Groups </text:span><text:span text:style-name="T182">written </text:span><text:span text:style-name="T167">together </text:span><text:span text:style-name="T168">(</text:span><text:span text:style-name="T169">e.g. </text:span><text:span text:style-name="T721">🡕🡒</text:span><text:span text:style-name="T169">) </text:span><text:span text:style-name="T166">mean </text:span><text:span text:style-name="T652">any</text:span><text:span text:style-name="T166"> of </text:span><text:span text:style-name="T170">the </text:span><text:span text:style-name="T171">results </text:span><text:span text:style-name="T172">in that </text:span><text:span text:style-name="T173">specific </text:span><text:span text:style-name="T172">group</text:span><text:span text:style-name="T166">. </text:span><text:span text:style-name="T186">Read this like “gain or carry </text:span><text:span text:style-name="T239">[</text:span><text:span text:style-name="T186">momentum</text:span><text:span text:style-name="T239">]</text:span><text:span text:style-name="T186">”.</text:span></text:p>
      <text:p text:style-name="P64"><text:span text:style-name="T186"/></text:p>
      <text:p text:style-name="P49"><text:span text:style-name="T259">Roll</text:span><text:span text:style-name="T643"> ►</text:span><text:span text:style-name="T145"> </text:span><text:span text:style-name="T179">Rolls are indicated by </text:span><text:span text:style-name="T569">⊞</text:span><text:span text:style-name="T574">⌊⌋</text:span><text:span text:style-name="T519"> </text:span><text:span text:style-name="T520">in </text:span><text:span text:style-name="T549">a </text:span><text:span text:style-name="T521">move </text:span><text:span text:style-name="T533">like:</text:span></text:p>
      <text:list xml:id="list149627609" text:style-name="L3">
        <text:list-item>
          <text:p text:style-name="P88"><text:span text:style-name="T538">w</text:span><text:span text:style-name="T520">ith an </text:span><text:span text:style-name="T522">⌞aptitude⌝: </text:span><text:span text:style-name="T621">⊞⌊</text:span><text:span text:style-name="T622">Nu</text:span><text:span text:style-name="T623">r</text:span><text:span text:style-name="T622">ture⌋</text:span><text:span text:style-name="T520">. </text:span></text:p>
        </text:list-item>
        <text:list-item>
          <text:p text:style-name="P87"><text:span text:style-name="T538">w</text:span><text:span text:style-name="T523">ith a number: </text:span><text:span text:style-name="T621">⊞⌊</text:span><text:span text:style-name="T622">−</text:span><text:span text:style-name="T624">1⌋</text:span><text:span text:style-name="T523"> or </text:span><text:span text:style-name="T621">⊞⌊</text:span><text:span text:style-name="T627">+</text:span><text:span text:style-name="T624">0⌋</text:span><text:span text:style-name="T523">.</text:span></text:p>
        </text:list-item>
        <text:list-item>
          <text:p text:style-name="P87"><text:span text:style-name="T538">w</text:span><text:span text:style-name="T530">ith </text:span><text:span text:style-name="T539">a </text:span><text:span text:style-name="T625">⌊</text:span><text:span text:style-name="T626">special term⌋</text:span><text:span text:style-name="T539"> </text:span><text:span text:style-name="T541">defined</text:span><text:span text:style-name="T542"> </text:span><text:span text:style-name="T547">in </text:span><text:span text:style-name="T548">a</text:span><text:span text:style-name="T543"> </text:span><text:span text:style-name="T544">move’</text:span><text:span text:style-name="T540">s</text:span><text:span text:style-name="T544"> </text:span><text:span text:style-name="T545">text.</text:span></text:p>
        </text:list-item>
      </text:list>
      <text:p text:style-name="P34"><text:span text:style-name="T523"/></text:p>
      <text:p text:style-name="P48"><text:span text:style-name="T603">Sum the </text:span><text:span text:style-name="T618">⌊</text:span><text:span text:style-name="T619">enclosed text </text:span><text:span text:style-name="T620">value</text:span><text:span text:style-name="T618">⌋</text:span><text:span text:style-name="T603"> </text:span><text:span text:style-name="T610">plus</text:span><text:span text:style-name="T603"> any </text:span><text:span text:style-name="T604">bonuses or penalties</text:span><text:span text:style-name="T603"> the GM or a move may </text:span><text:span text:style-name="T609">tell you about</text:span><text:span text:style-name="T603">. </text:span><text:span text:style-name="T607">M</text:span><text:span text:style-name="T606">ind </text:span><text:span text:style-name="T608">any negative </text:span><text:span text:style-name="T606">signs.</text:span><text:span text:style-name="T603"> </text:span><text:span text:style-name="T607">T</text:span><text:span text:style-name="T603">hen cap </text:span><text:span text:style-name="T605">the</text:span><text:span text:style-name="T603"> </text:span><text:span text:style-name="T618">⌊</text:span><text:span text:style-name="T617">total</text:span><text:span text:style-name="T618">⌋</text:span><text:span text:style-name="T603"> at ±3.</text:span></text:p>
      <text:p text:style-name="P47"><text:span text:style-name="T603"/></text:p>
      <text:p text:style-name="P80"><text:span text:style-name="T556">R</text:span><text:span text:style-name="T523">oll </text:span><text:span text:style-name="T570">⌊2d6 </text:span><text:span text:style-name="T575">+ </text:span><text:span text:style-name="T573">total</text:span><text:span text:style-name="T575">⌋</text:span><text:span text:style-name="T524"> </text:span><text:span text:style-name="T559">and </text:span><text:span text:style-name="T631">⌞read the dice⌝</text:span><text:span text:style-name="T560">.</text:span></text:p>
      <text:p text:style-name="P45"><text:span text:style-name="T595"/></text:p>
      <text:p text:style-name="P46"><text:span text:style-name="T595">U</text:span><text:span text:style-name="T596">nless </text:span><text:span text:style-name="T601">stated </text:span><text:span text:style-name="T596">otherwise,</text:span><text:span text:style-name="T597"> </text:span><text:span text:style-name="T598">the </text:span><text:span text:style-name="T600">effect</text:span><text:span text:style-name="T598"> of your roll is described by the next momentum icons </text:span><text:span text:style-name="T601">(</text:span><text:span text:style-name="T616">🡕🡒🡖🡓</text:span><text:span text:style-name="T601">)</text:span><text:span text:style-name="T598">.</text:span></text:p>
      <text:p text:style-name="P50"><text:span text:style-name="T525"/></text:p>
      <text:p text:style-name="P59"><text:span text:style-name="T719">Alternate rolls ►</text:span><text:span text:style-name="T55"> </text:span><text:span text:style-name="T180">If a move says</text:span><text:span text:style-name="T163"> “</text:span><text:span text:style-name="T274">⊞</text:span><text:span text:style-name="T278">⌊</text:span><text:span text:style-name="T275">something </text:span><text:span text:style-name="T276">weird</text:span><text:span text:style-name="T278">⌋</text:span><text:span text:style-name="T276"> </text:span><text:span text:style-name="T349">for another move”, </text:span><text:span text:style-name="T350">use th</text:span><text:span text:style-name="T351">e weird</text:span><text:span text:style-name="T350"> roll </text:span><text:span text:style-name="T352">in the child move </text:span><text:span text:style-name="T350">instead of whatever the normal rol</text:span><text:span text:style-name="T352">l </text:span><text:span text:style-name="T353">is. </text:span><text:span text:style-name="T364">M</text:span><text:span text:style-name="T354">odifiers apply normally.</text:span></text:p>
      <text:p text:style-name="P58"><text:span text:style-name="T354"/></text:p>
      <text:p text:style-name="P43"><text:span text:style-name="T568">Low/Zero Effect ►</text:span><text:span text:style-name="T495"> </text:span><text:span text:style-name="T467">When you’re describing </text:span><text:span text:style-name="T496">how you make </text:span><text:span text:style-name="T467">a ⌞</text:span><text:span text:style-name="T516">story</text:span><text:span text:style-name="T467"> move⌝, the GM might </text:span><text:span text:style-name="T504">say</text:span><text:span text:style-name="T467"> you’</text:span><text:span text:style-name="T501">ll have </text:span><text:span text:style-name="T467">Low</text:span><text:span text:style-name="T470"> </text:span><text:span text:style-name="T536">Effect </text:span><text:span text:style-name="T535">or </text:span><text:span text:style-name="T467">Zero Effect. </text:span><text:span text:style-name="T590">This means even </text:span><text:span text:style-name="T599">on</text:span><text:span text:style-name="T592"> </text:span><text:span text:style-name="T613">🡕🡒</text:span><text:span text:style-name="T715">,</text:span><text:span text:style-name="T590"> you </text:span><text:span text:style-name="T591">won’t </text:span><text:span text:style-name="T590">get (all of) what you want.</text:span></text:p>
      <text:p text:style-name="P43"><text:span text:style-name="T590"/></text:p>
      <text:p text:style-name="P43"><text:span text:style-name="T590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5"><text:span text:style-name="T390">About</text:span><text:span text:style-name="T388"> ► </text:span><text:span text:style-name="T367">Mutagen </text:span><text:span text:style-name="T368">RPG Engine</text:span><text:span text:style-name="T367"> </text:span><text:span text:style-name="T387">⌊mutagenrpg.com⌋</text:span></text:p>
            <text:p text:style-name="P37"><text:span text:style-name="T736">©</text:span><text:span text:style-name="T737"> 2021 Aubrey R. Jones</text:span><text:span text:style-name="T731"> 🄯 </text:span><text:span text:style-name="T732">CC-</text:span><text:span text:style-name="T733">BY</text:span><text:span text:style-name="T734">-SA </text:span><text:span text:style-name="T735">4.0</text:span></text:p>
          </table:table-cell>
        </table:table-row>
      </table:table>
      <text:p text:style-name="P67"><text:span text:style-name="T277">⚠</text:span><text:span text:style-name="T355">Critical </text:span><text:span text:style-name="T356">Concept</text:span><text:span text:style-name="T277">⚠</text:span></text:p>
      <text:p text:style-name="P51"><text:span text:style-name="T614">S</text:span><text:span text:style-name="T612">tory </text:span><text:span text:style-name="T615">m</text:span><text:span text:style-name="T612">oves</text:span><text:span text:style-name="T562"> ►</text:span><text:span text:style-name="T446"> </text:span><text:span text:style-name="T498">Story ⌞moves⌝ </text:span><text:span text:style-name="T499">decide</text:span><text:span text:style-name="T498"> what happens next when you </text:span><text:span text:style-name="T500">act in the face of </text:span><text:span text:style-name="T498">conflict, risk, or adversity </text:span><text:span text:style-name="T500">to get what you want</text:span><text:span text:style-name="T498">. </text:span><text:span text:style-name="T477">The</text:span><text:span text:style-name="T479">y </text:span><text:span text:style-name="T480">serve the same purpose as </text:span><text:span text:style-name="T481">system</text:span><text:span text:style-name="T480"> rules in </text:span><text:span text:style-name="T482">other </text:span><text:span text:style-name="T480">games, but in a </text:span><text:span text:style-name="T484">flexible</text:span><text:span text:style-name="T480"> way that puts the</text:span><text:span text:style-name="T477"> fiction first</text:span><text:span text:style-name="T478">. </text:span><text:span text:style-name="T483">They answer “okay, </text:span><text:span text:style-name="T485">so </text:span><text:span text:style-name="T483">what happens </text:span><text:span text:style-name="T534">then</text:span><text:span text:style-name="T483">?”</text:span></text:p>
      <text:p text:style-name="P65"/>
      <text:p text:style-name="P52"><text:span text:style-name="T580">Most moves </text:span><text:span text:style-name="T582">flatly </text:span><text:span text:style-name="T580">describe something you can do, but they </text:span><text:span text:style-name="T581">don’t address why you’re doing it, what you hope to </text:span><text:span text:style-name="T588">ultimately </text:span><text:span text:style-name="T581">achieve. </text:span><text:span text:style-name="T580">A metaphor: you slam on the brakes </text:span><text:span text:style-name="T589">while</text:span><text:span text:style-name="T586"> </text:span><text:span text:style-name="T580">you're driving, but are you </text:span><text:span text:style-name="T587">trying</text:span><text:span text:style-name="T580"> to </text:span><text:span text:style-name="T576">avoid</text:span><text:span text:style-name="T580"> or to </text:span><text:span text:style-name="T576">cause</text:span><text:span text:style-name="T580"> a collision? </text:span><text:span text:style-name="T583">Another: you fence with the Du</text:span><text:span text:style-name="T584">chess,</text:span><text:span text:style-name="T583"> but are you trying to </text:span><text:span text:style-name="T577">kill</text:span><text:span text:style-name="T583"> or </text:span><text:span text:style-name="T585">to</text:span><text:span text:style-name="T583"> </text:span><text:span text:style-name="T577">teach</text:span><text:span text:style-name="T583"> h</text:span><text:span text:style-name="T584">er</text:span><text:span text:style-name="T583">?</text:span></text:p>
      <text:p text:style-name="P68"/>
      <text:p text:style-name="P72"><text:span text:style-name="T20">Each story move follows </text:span><text:span text:style-name="T65">the same</text:span><text:span text:style-name="T20"> formula: </text:span><text:span text:style-name="T66">i</text:span><text:span text:style-name="T20">t states </text:span><text:span text:style-name="T77">what you want </text:span><text:span text:style-name="T102">to achieve</text:span><text:span text:style-name="T20">, and it gives </text:span><text:span text:style-name="T63">a hint at</text:span><text:span text:style-name="T62"> </text:span><text:span text:style-name="T78">how you’re trying to get it</text:span><text:span text:style-name="T62">. </text:span><text:span text:style-name="T67">When figuring out </text:span><text:span text:style-name="T70">which </text:span><text:span text:style-name="T67">story move </text:span><text:span text:style-name="T68">you’re making</text:span><text:span text:style-name="T67">, t</text:span><text:span text:style-name="T64">he hint </text:span><text:span text:style-name="T79">about </text:span><text:span text:style-name="T103">method</text:span><text:span text:style-name="T64"> is </text:span><text:span text:style-name="T669">less</text:span><text:span text:style-name="T64"> important than the part about</text:span><text:span text:style-name="T670"> </text:span><text:span text:style-name="T681">your </text:span><text:span text:style-name="T646">intent</text:span><text:span text:style-name="T681">.</text:span></text:p>
      <text:p text:style-name="P69"/>
      <text:p text:style-name="P73"><text:span text:style-name="T670">There aren’t many </text:span><text:span text:style-name="T673">story moves</text:span><text:span text:style-name="T674">; </text:span><text:span text:style-name="T675">they’re</text:span><text:span text:style-name="T670"> </text:span><text:span text:style-name="T676">mostly in the</text:span><text:span text:style-name="T670"> Common playbook. I intend them to be </text:span><text:span text:style-name="T677">fairly universal</text:span><text:span text:style-name="T670">. </text:span><text:span text:style-name="T680">P</text:span><text:span text:style-name="T678">lease </text:span><text:span text:style-name="T670">think metaphorically when applying them to weird situations.</text:span></text:p>
      <text:p text:style-name="P71"/>
      <text:p text:style-name="P74"><text:span text:style-name="T261">Make</text:span><text:span text:style-name="T262"> </text:span><text:span text:style-name="T263">a </text:span><text:span text:style-name="T262">story move</text:span><text:span text:style-name="T3"> ► </text:span><text:span text:style-name="T20">When you make a </text:span><text:span text:style-name="T279">⌞story move⌝</text:span><text:span text:style-name="T20">, describe how you’re trying to achieve your goal </text:span><text:span text:style-name="T71">in-game</text:span><text:span text:style-name="T20">. </text:span><text:span text:style-name="T69">Be specific. </text:span><text:span text:style-name="T84">Wait a sec before rolling; the GM might have something to say.</text:span></text:p>
      <text:p text:style-name="P75"><text:span text:style-name="T20"/></text:p>
      <text:p text:style-name="P78"><text:span text:style-name="T233">If no other move is saying what to roll with, d</text:span><text:span text:style-name="T104">ecide</text:span><text:span text:style-name="T73"> </text:span><text:span text:style-name="T234">if your </text:span><text:span text:style-name="T235">action </text:span><text:span text:style-name="T234">description depends </text:span><text:span text:style-name="T655">logically and </text:span><text:span text:style-name="T645">primarily</text:span><text:span text:style-name="T234"> on </text:span><text:span text:style-name="T626">⌊</text:span><text:span text:style-name="T16">an</text:span><text:span text:style-name="T4">y</text:span><text:span text:style-name="T16"> </text:span><text:span text:style-name="T17">appropriate </text:span><text:span text:style-name="T234">⌞</text:span><text:span text:style-name="T16">aptitude</text:span><text:span text:style-name="T234">⌝</text:span><text:span text:style-name="T626">⌋</text:span><text:span text:style-name="T234"> you’ve got. </text:span><text:span text:style-name="T236">U</text:span><text:span text:style-name="T72">se common sense </text:span><text:span text:style-name="T147">and talk </text:span><text:span text:style-name="T237">as a table.</text:span></text:p>
      <text:p text:style-name="P76"><text:span text:style-name="T441"/></text:p>
      <text:p text:style-name="P82"><text:span text:style-name="T6">⊞</text:span><text:span text:style-name="T626">⌊</text:span><text:span text:style-name="T18">A</text:span><text:span text:style-name="T19">ny </text:span><text:span text:style-name="T7">appropriate </text:span><text:span text:style-name="T6">aptitude</text:span><text:span text:style-name="T626">⌋</text:span><text:span text:style-name="T146">;</text:span><text:span text:style-name="T238"> </text:span><text:span text:style-name="T656">or</text:span><text:span text:style-name="T238"> </text:span><text:span text:style-name="T6">⊞</text:span><text:span text:style-name="T626">⌊</text:span><text:span text:style-name="T6">−1</text:span><text:span text:style-name="T626">⌋</text:span><text:span text:style-name="T146"> </text:span><text:span text:style-name="T238">if you don’t have one that applies.</text:span></text:p>
      <text:p text:style-name="P77"><text:span text:style-name="T238"/></text:p>
      <text:p text:style-name="P79"><text:span text:style-name="T74">The GM playbook has stuff</text:span><text:span text:style-name="T20"> about what might happen for each story move, but </text:span><text:span text:style-name="T85">the</text:span><text:span text:style-name="T164">y </text:span><text:span text:style-name="T165">share </text:span><text:span text:style-name="T164">this formula:</text:span></text:p>
      <text:p text:style-name="P70"/>
      <text:p text:style-name="P86"><text:span text:style-name="T444">🡕</text:span><text:span text:style-name="T393"> </text:span><text:span text:style-name="T395">Y</text:span><text:span text:style-name="T393">ou </text:span><text:span text:style-name="T437">get what you want</text:span><text:span text:style-name="T393"> </text:span><text:span text:style-name="T423">with </text:span><text:span text:style-name="T424">an</text:span><text:span text:style-name="T393"> </text:span><text:span text:style-name="T422">unexpected benefit</text:span><text:span text:style-name="T413">.</text:span></text:p>
      <text:p text:style-name="P83"><text:span text:style-name="T642">🡒</text:span><text:span text:style-name="T394"> </text:span><text:span text:style-name="T395">Y</text:span><text:span text:style-name="T394">ou </text:span><text:span text:style-name="T438">get basically what you want.</text:span></text:p>
      <text:p text:style-name="P84"><text:span text:style-name="T444">🡖</text:span><text:span text:style-name="T393"> </text:span><text:span text:style-name="T395">Y</text:span><text:span text:style-name="T393">ou </text:span><text:span text:style-name="T439">get what you want, but </text:span><text:span text:style-name="T393">there’s some trade-off, consequence, or complication.</text:span></text:p>
      <text:p text:style-name="P85"><text:span text:style-name="T562">🡓</text:span><text:span text:style-name="T465"> </text:span><text:span text:style-name="T466">It might not be your fault, but you </text:span><text:span text:style-name="T531">don’t get what you want—or you </text:span><text:span text:style-name="T532">do </text:span><text:span text:style-name="T531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8T08:05:26.068630193</dc:date>
    <meta:editing-duration>P19DT19H8M44S</meta:editing-duration>
    <meta:editing-cycles>4325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1" meta:word-count="2116" meta:character-count="11519" meta:non-whitespace-character-count="9494"/>
  </office:meta>
</office:document-meta>
</file>